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7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64.26mm"/>
    </style:style>
    <style:style style:name="co6" style:family="table-column">
      <style:table-column-properties fo:break-before="auto" style:column-width="86.04mm"/>
    </style:style>
    <style:style style:name="co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ttps://en.wikipedia.org/wiki/ISO_3166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lish short name (using title case) </text:p>
          </table:table-cell>
          <table:table-cell office:value-type="string" calcext:value-type="string">
            <text:p>Alpha-2 code </text:p>
          </table:table-cell>
          <table:table-cell office:value-type="string" calcext:value-type="string">
            <text:p>Alpha-3 code </text:p>
          </table:table-cell>
          <table:table-cell office:value-type="string" calcext:value-type="string">
            <text:p>Numeric code </text:p>
          </table:table-cell>
          <table:table-cell office:value-type="string" calcext:value-type="string">
            <text:p>Link to ISO 3166-2 subdivision codes 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Afghanistan </text:p>
          </table:table-cell>
          <table:table-cell office:value-type="string" calcext:value-type="string">
            <text:p>AF </text:p>
          </table:table-cell>
          <table:table-cell office:value-type="string" calcext:value-type="string">
            <text:p>AFG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 3166-2:AF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Åland Islands </text:p>
          </table:table-cell>
          <table:table-cell office:value-type="string" calcext:value-type="string">
            <text:p>AX </text:p>
          </table:table-cell>
          <table:table-cell office:value-type="string" calcext:value-type="string">
            <text:p>ALA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SO 3166-2:AX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bania 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ALB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 3166-2: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geria </text:p>
          </table:table-cell>
          <table:table-cell office:value-type="string" calcext:value-type="string">
            <text:p>DZ </text:p>
          </table:table-cell>
          <table:table-cell office:value-type="string" calcext:value-type="string">
            <text:p>DZ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O 3166-2:D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erican Samoa </text:p>
          </table:table-cell>
          <table:table-cell office:value-type="string" calcext:value-type="string">
            <text:p>AS </text:p>
          </table:table-cell>
          <table:table-cell office:value-type="string" calcext:value-type="string">
            <text:p>ASM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SO 3166-2:A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dorra </text:p>
          </table:table-cell>
          <table:table-cell office:value-type="string" calcext:value-type="string">
            <text:p>AD </text:p>
          </table:table-cell>
          <table:table-cell office:value-type="string" calcext:value-type="string">
            <text:p>AND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O 3166-2:A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gola </text:p>
          </table:table-cell>
          <table:table-cell office:value-type="string" calcext:value-type="string">
            <text:p>AO </text:p>
          </table:table-cell>
          <table:table-cell office:value-type="string" calcext:value-type="string">
            <text:p>AGO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O 3166-2:A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guilla </text:p>
          </table:table-cell>
          <table:table-cell office:value-type="string" calcext:value-type="string">
            <text:p>AI </text:p>
          </table:table-cell>
          <table:table-cell office:value-type="string" calcext:value-type="string">
            <text:p>AIA 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 3166-2:AI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tarctica </text:p>
          </table:table-cell>
          <table:table-cell office:value-type="string" calcext:value-type="string">
            <text:p>AQ </text:p>
          </table:table-cell>
          <table:table-cell office:value-type="string" calcext:value-type="string">
            <text:p>AT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O 3166-2:AQ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tigua and Barbuda </text:p>
          </table:table-cell>
          <table:table-cell office:value-type="string" calcext:value-type="string">
            <text:p>AG </text:p>
          </table:table-cell>
          <table:table-cell office:value-type="string" calcext:value-type="string">
            <text:p>ATG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SO 3166-2:A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gentina </text:p>
          </table:table-cell>
          <table:table-cell office:value-type="string" calcext:value-type="string">
            <text:p>AR </text:p>
          </table:table-cell>
          <table:table-cell office:value-type="string" calcext:value-type="string">
            <text:p>ARG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SO 3166-2:A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RM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O 3166-2:A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uba </text:p>
          </table:table-cell>
          <table:table-cell office:value-type="string" calcext:value-type="string">
            <text:p>AW </text:p>
          </table:table-cell>
          <table:table-cell office:value-type="string" calcext:value-type="string">
            <text:p>ABW 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SO 3166-2:AW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office:value-type="string" calcext:value-type="string">
            <text:p>AU </text:p>
          </table:table-cell>
          <table:table-cell office:value-type="string" calcext:value-type="string">
            <text:p>AUS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O 3166-2:AU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string" calcext:value-type="string">
            <text:p>AT </text:p>
          </table:table-cell>
          <table:table-cell office:value-type="string" calcext:value-type="string">
            <text:p>AUT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SO 3166-2:A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zerbaijan </text:p>
          </table:table-cell>
          <table:table-cell office:value-type="string" calcext:value-type="string">
            <text:p>AZ </text:p>
          </table:table-cell>
          <table:table-cell office:value-type="string" calcext:value-type="string">
            <text:p>AZE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SO 3166-2:A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hamas </text:p>
          </table:table-cell>
          <table:table-cell office:value-type="string" calcext:value-type="string">
            <text:p>BS </text:p>
          </table:table-cell>
          <table:table-cell office:value-type="string" calcext:value-type="string">
            <text:p>BHS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SO 3166-2:B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hrain </text:p>
          </table:table-cell>
          <table:table-cell office:value-type="string" calcext:value-type="string">
            <text:p>BH </text:p>
          </table:table-cell>
          <table:table-cell office:value-type="string" calcext:value-type="string">
            <text:p>BHR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O 3166-2:BH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ngladesh </text:p>
          </table:table-cell>
          <table:table-cell office:value-type="string" calcext:value-type="string">
            <text:p>BD </text:p>
          </table:table-cell>
          <table:table-cell office:value-type="string" calcext:value-type="string">
            <text:p>BG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SO 3166-2:B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bados </text:p>
          </table:table-cell>
          <table:table-cell office:value-type="string" calcext:value-type="string">
            <text:p>BB </text:p>
          </table:table-cell>
          <table:table-cell office:value-type="string" calcext:value-type="string">
            <text:p>BRB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SO 3166-2:BB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office:value-type="string" calcext:value-type="string">
            <text:p>BY </text:p>
          </table:table-cell>
          <table:table-cell office:value-type="string" calcext:value-type="string">
            <text:p>BLR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SO 3166-2:B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office:value-type="string" calcext:value-type="string">
            <text:p>BE </text:p>
          </table:table-cell>
          <table:table-cell office:value-type="string" calcext:value-type="string">
            <text:p>BE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SO 3166-2:B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lize </text:p>
          </table:table-cell>
          <table:table-cell office:value-type="string" calcext:value-type="string">
            <text:p>BZ </text:p>
          </table:table-cell>
          <table:table-cell office:value-type="string" calcext:value-type="string">
            <text:p>BLZ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SO 3166-2:B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nin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BEN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SO 3166-2:BJ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rmuda </text:p>
          </table:table-cell>
          <table:table-cell office:value-type="string" calcext:value-type="string">
            <text:p>BM </text:p>
          </table:table-cell>
          <table:table-cell office:value-type="string" calcext:value-type="string">
            <text:p>BMU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SO 3166-2:BM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hutan </text:p>
          </table:table-cell>
          <table:table-cell office:value-type="string" calcext:value-type="string">
            <text:p>BT </text:p>
          </table:table-cell>
          <table:table-cell office:value-type="string" calcext:value-type="string">
            <text:p>BT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SO 3166-2:B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livia (Plurinational State of) </text:p>
          </table:table-cell>
          <table:table-cell office:value-type="string" calcext:value-type="string">
            <text:p>BO </text:p>
          </table:table-cell>
          <table:table-cell office:value-type="string" calcext:value-type="string">
            <text:p>BOL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SO 3166-2:B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naire, Sint Eustatius and Saba </text:p>
          </table:table-cell>
          <table:table-cell office:value-type="string" calcext:value-type="string">
            <text:p>BQ </text:p>
          </table:table-cell>
          <table:table-cell office:value-type="string" calcext:value-type="string">
            <text:p>BES 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ISO 3166-2:BQ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osnia and Herzegovina </text:p>
          </table:table-cell>
          <table:table-cell office:value-type="string" calcext:value-type="string">
            <text:p>BA </text:p>
          </table:table-cell>
          <table:table-cell office:value-type="string" calcext:value-type="string">
            <text:p>BIH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SO 3166-2:B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tswana </text:p>
          </table:table-cell>
          <table:table-cell office:value-type="string" calcext:value-type="string">
            <text:p>BW </text:p>
          </table:table-cell>
          <table:table-cell office:value-type="string" calcext:value-type="string">
            <text:p>BWA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O 3166-2:BW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uvet Island </text:p>
          </table:table-cell>
          <table:table-cell office:value-type="string" calcext:value-type="string">
            <text:p>BV </text:p>
          </table:table-cell>
          <table:table-cell office:value-type="string" calcext:value-type="string">
            <text:p>BVT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O 3166-2:BV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office:value-type="string" calcext:value-type="string">
            <text:p>BR </text:p>
          </table:table-cell>
          <table:table-cell office:value-type="string" calcext:value-type="string">
            <text:p>BR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SO 3166-2:B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itish Indian Ocean Territory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IOT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SO 3166-2:IO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unei Darussalam </text:p>
          </table:table-cell>
          <table:table-cell office:value-type="string" calcext:value-type="string">
            <text:p>BN </text:p>
          </table:table-cell>
          <table:table-cell office:value-type="string" calcext:value-type="string">
            <text:p>BRN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SO 3166-2:B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lgaria </text:p>
          </table:table-cell>
          <table:table-cell office:value-type="string" calcext:value-type="string">
            <text:p>BG </text:p>
          </table:table-cell>
          <table:table-cell office:value-type="string" calcext:value-type="string">
            <text:p>BGR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 3166-2:B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rkina Faso </text:p>
          </table:table-cell>
          <table:table-cell office:value-type="string" calcext:value-type="string">
            <text:p>BF </text:p>
          </table:table-cell>
          <table:table-cell office:value-type="string" calcext:value-type="string">
            <text:p>BFA 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ISO 3166-2:BF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rundi </text:p>
          </table:table-cell>
          <table:table-cell office:value-type="string" calcext:value-type="string">
            <text:p>BI </text:p>
          </table:table-cell>
          <table:table-cell office:value-type="string" calcext:value-type="string">
            <text:p>BDI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SO 3166-2:BI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bo Verde </text:p>
          </table:table-cell>
          <table:table-cell office:value-type="string" calcext:value-type="string">
            <text:p>CV </text:p>
          </table:table-cell>
          <table:table-cell office:value-type="string" calcext:value-type="string">
            <text:p>CPV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SO 3166-2:CV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mbodia </text:p>
          </table:table-cell>
          <table:table-cell office:value-type="string" calcext:value-type="string">
            <text:p>KH </text:p>
          </table:table-cell>
          <table:table-cell office:value-type="string" calcext:value-type="string">
            <text:p>KHM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SO 3166-2:KH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meroon </text:p>
          </table:table-cell>
          <table:table-cell office:value-type="string" calcext:value-type="string">
            <text:p>CM </text:p>
          </table:table-cell>
          <table:table-cell office:value-type="string" calcext:value-type="string">
            <text:p>CMR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O 3166-2:C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CAN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SO 3166-2:C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yman Islands </text:p>
          </table:table-cell>
          <table:table-cell office:value-type="string" calcext:value-type="string">
            <text:p>KY </text:p>
          </table:table-cell>
          <table:table-cell office:value-type="string" calcext:value-type="string">
            <text:p>CYM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SO 3166-2:KY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ntral African Republic </text:p>
          </table:table-cell>
          <table:table-cell office:value-type="string" calcext:value-type="string">
            <text:p>CF </text:p>
          </table:table-cell>
          <table:table-cell office:value-type="string" calcext:value-type="string">
            <text:p>CAF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SO 3166-2:CF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office:value-type="string" calcext:value-type="string">
            <text:p>TD </text:p>
          </table:table-cell>
          <table:table-cell office:value-type="string" calcext:value-type="string">
            <text:p>TCD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SO 3166-2:T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string" calcext:value-type="string">
            <text:p>CL </text:p>
          </table:table-cell>
          <table:table-cell office:value-type="string" calcext:value-type="string">
            <text:p>CHL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SO 3166-2:C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office:value-type="string" calcext:value-type="string">
            <text:p>CN </text:p>
          </table:table-cell>
          <table:table-cell office:value-type="string" calcext:value-type="string">
            <text:p>CHN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SO 3166-2:C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stmas Island </text:p>
          </table:table-cell>
          <table:table-cell office:value-type="string" calcext:value-type="string">
            <text:p>CX </text:p>
          </table:table-cell>
          <table:table-cell office:value-type="string" calcext:value-type="string">
            <text:p>CXR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SO 3166-2:CX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cos (Keeling) Islands </text:p>
          </table:table-cell>
          <table:table-cell office:value-type="string" calcext:value-type="string">
            <text:p>CC </text:p>
          </table:table-cell>
          <table:table-cell office:value-type="string" calcext:value-type="string">
            <text:p>CCK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SO 3166-2:C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ombia </text:p>
          </table:table-cell>
          <table:table-cell office:value-type="string" calcext:value-type="string">
            <text:p>CO </text:p>
          </table:table-cell>
          <table:table-cell office:value-type="string" calcext:value-type="string">
            <text:p>COL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O 3166-2:C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oros </text:p>
          </table:table-cell>
          <table:table-cell office:value-type="string" calcext:value-type="string">
            <text:p>KM </text:p>
          </table:table-cell>
          <table:table-cell office:value-type="string" calcext:value-type="string">
            <text:p>COM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SO 3166-2:K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ngo 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OG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SO 3166-2:C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ngo, Democratic Republic of the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COD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SO 3166-2:C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ok Islands </text:p>
          </table:table-cell>
          <table:table-cell office:value-type="string" calcext:value-type="string">
            <text:p>CK </text:p>
          </table:table-cell>
          <table:table-cell office:value-type="string" calcext:value-type="string">
            <text:p>COK 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SO 3166-2:C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sta Rica </text:p>
          </table:table-cell>
          <table:table-cell office:value-type="string" calcext:value-type="string">
            <text:p>CR </text:p>
          </table:table-cell>
          <table:table-cell office:value-type="string" calcext:value-type="string">
            <text:p>CRI 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SO 3166-2:C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ôte d'Ivoire </text:p>
          </table:table-cell>
          <table:table-cell office:value-type="string" calcext:value-type="string">
            <text:p>CI </text:p>
          </table:table-cell>
          <table:table-cell office:value-type="string" calcext:value-type="string">
            <text:p>CIV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SO 3166-2:CI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oatia </text:p>
          </table:table-cell>
          <table:table-cell office:value-type="string" calcext:value-type="string">
            <text:p>HR </text:p>
          </table:table-cell>
          <table:table-cell office:value-type="string" calcext:value-type="string">
            <text:p>HRV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SO 3166-2:H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ba </text:p>
          </table:table-cell>
          <table:table-cell office:value-type="string" calcext:value-type="string">
            <text:p>CU </text:p>
          </table:table-cell>
          <table:table-cell office:value-type="string" calcext:value-type="string">
            <text:p>CUB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SO 3166-2:CU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açao </text:p>
          </table:table-cell>
          <table:table-cell office:value-type="string" calcext:value-type="string">
            <text:p>CW </text:p>
          </table:table-cell>
          <table:table-cell office:value-type="string" calcext:value-type="string">
            <text:p>CUW 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ISO 3166-2:CW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prus </text:p>
          </table:table-cell>
          <table:table-cell office:value-type="string" calcext:value-type="string">
            <text:p>CY </text:p>
          </table:table-cell>
          <table:table-cell office:value-type="string" calcext:value-type="string">
            <text:p>CYP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SO 3166-2:C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zechia </text:p>
          </table:table-cell>
          <table:table-cell office:value-type="string" calcext:value-type="string">
            <text:p>CZ </text:p>
          </table:table-cell>
          <table:table-cell office:value-type="string" calcext:value-type="string">
            <text:p>CZE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SO 3166-2:C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string" calcext:value-type="string">
            <text:p>DK </text:p>
          </table:table-cell>
          <table:table-cell office:value-type="string" calcext:value-type="string">
            <text:p>DNK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SO 3166-2:DK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jibouti </text:p>
          </table:table-cell>
          <table:table-cell office:value-type="string" calcext:value-type="string">
            <text:p>DJ </text:p>
          </table:table-cell>
          <table:table-cell office:value-type="string" calcext:value-type="string">
            <text:p>DJI 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SO 3166-2:DJ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minica </text:p>
          </table:table-cell>
          <table:table-cell office:value-type="string" calcext:value-type="string">
            <text:p>DM </text:p>
          </table:table-cell>
          <table:table-cell office:value-type="string" calcext:value-type="string">
            <text:p>DMA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SO 3166-2:D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minican Republic 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DOM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SO 3166-2:D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uador </text:p>
          </table:table-cell>
          <table:table-cell office:value-type="string" calcext:value-type="string">
            <text:p>EC </text:p>
          </table:table-cell>
          <table:table-cell office:value-type="string" calcext:value-type="string">
            <text:p>ECU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SO 3166-2:EC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gypt </text:p>
          </table:table-cell>
          <table:table-cell office:value-type="string" calcext:value-type="string">
            <text:p>EG </text:p>
          </table:table-cell>
          <table:table-cell office:value-type="string" calcext:value-type="string">
            <text:p>EGY 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ISO 3166-2:E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 Salvador </text:p>
          </table:table-cell>
          <table:table-cell office:value-type="string" calcext:value-type="string">
            <text:p>SV </text:p>
          </table:table-cell>
          <table:table-cell office:value-type="string" calcext:value-type="string">
            <text:p>SLV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SO 3166-2:SV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quatorial Guinea </text:p>
          </table:table-cell>
          <table:table-cell office:value-type="string" calcext:value-type="string">
            <text:p>GQ </text:p>
          </table:table-cell>
          <table:table-cell office:value-type="string" calcext:value-type="string">
            <text:p>GNQ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SO 3166-2:GQ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ritrea </text:p>
          </table:table-cell>
          <table:table-cell office:value-type="string" calcext:value-type="string">
            <text:p>ER </text:p>
          </table:table-cell>
          <table:table-cell office:value-type="string" calcext:value-type="string">
            <text:p>ERI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SO 3166-2:E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string" calcext:value-type="string">
            <text:p>EE </text:p>
          </table:table-cell>
          <table:table-cell office:value-type="string" calcext:value-type="string">
            <text:p>EST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SO 3166-2:E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watini </text:p>
          </table:table-cell>
          <table:table-cell office:value-type="string" calcext:value-type="string">
            <text:p>SZ </text:p>
          </table:table-cell>
          <table:table-cell office:value-type="string" calcext:value-type="string">
            <text:p>SWZ 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ISO 3166-2:S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thiopia 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ETH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SO 3166-2:E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lkland Islands (Malvinas) </text:p>
          </table:table-cell>
          <table:table-cell office:value-type="string" calcext:value-type="string">
            <text:p>FK </text:p>
          </table:table-cell>
          <table:table-cell office:value-type="string" calcext:value-type="string">
            <text:p>FLK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ISO 3166-2:F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roe Islands </text:p>
          </table:table-cell>
          <table:table-cell office:value-type="string" calcext:value-type="string">
            <text:p>FO </text:p>
          </table:table-cell>
          <table:table-cell office:value-type="string" calcext:value-type="string">
            <text:p>FRO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SO 3166-2:FO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ji </text:p>
          </table:table-cell>
          <table:table-cell office:value-type="string" calcext:value-type="string">
            <text:p>FJ </text:p>
          </table:table-cell>
          <table:table-cell office:value-type="string" calcext:value-type="string">
            <text:p>FJI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O 3166-2:FJ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office:value-type="string" calcext:value-type="string">
            <text:p>FI </text:p>
          </table:table-cell>
          <table:table-cell office:value-type="string" calcext:value-type="string">
            <text:p>FIN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SO 3166-2:FI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office:value-type="string" calcext:value-type="string">
            <text:p>FR </text:p>
          </table:table-cell>
          <table:table-cell office:value-type="string" calcext:value-type="string">
            <text:p>FRA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SO 3166-2:F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nch Guiana </text:p>
          </table:table-cell>
          <table:table-cell office:value-type="string" calcext:value-type="string">
            <text:p>GF </text:p>
          </table:table-cell>
          <table:table-cell office:value-type="string" calcext:value-type="string">
            <text:p>GUF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SO 3166-2:GF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ench Polynesia </text:p>
          </table:table-cell>
          <table:table-cell office:value-type="string" calcext:value-type="string">
            <text:p>PF </text:p>
          </table:table-cell>
          <table:table-cell office:value-type="string" calcext:value-type="string">
            <text:p>PYF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SO 3166-2:PF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ench Southern Territories </text:p>
          </table:table-cell>
          <table:table-cell office:value-type="string" calcext:value-type="string">
            <text:p>TF </text:p>
          </table:table-cell>
          <table:table-cell office:value-type="string" calcext:value-type="string">
            <text:p>ATF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SO 3166-2:TF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bon </text:p>
          </table:table-cell>
          <table:table-cell office:value-type="string" calcext:value-type="string">
            <text:p>GA </text:p>
          </table:table-cell>
          <table:table-cell office:value-type="string" calcext:value-type="string">
            <text:p>GAB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SO 3166-2:G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mbia </text:p>
          </table:table-cell>
          <table:table-cell office:value-type="string" calcext:value-type="string">
            <text:p>GM </text:p>
          </table:table-cell>
          <table:table-cell office:value-type="string" calcext:value-type="string">
            <text:p>GMB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SO 3166-2:G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GE </text:p>
          </table:table-cell>
          <table:table-cell office:value-type="string" calcext:value-type="string">
            <text:p>GEO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SO 3166-2:G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office:value-type="string" calcext:value-type="string">
            <text:p>DE </text:p>
          </table:table-cell>
          <table:table-cell office:value-type="string" calcext:value-type="string">
            <text:p>DEU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SO 3166-2:D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hana </text:p>
          </table:table-cell>
          <table:table-cell office:value-type="string" calcext:value-type="string">
            <text:p>GH </text:p>
          </table:table-cell>
          <table:table-cell office:value-type="string" calcext:value-type="string">
            <text:p>GHA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SO 3166-2:GH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ibraltar </text:p>
          </table:table-cell>
          <table:table-cell office:value-type="string" calcext:value-type="string">
            <text:p>GI </text:p>
          </table:table-cell>
          <table:table-cell office:value-type="string" calcext:value-type="string">
            <text:p>GIB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SO 3166-2:GI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office:value-type="string" calcext:value-type="string">
            <text:p>GR </text:p>
          </table:table-cell>
          <table:table-cell office:value-type="string" calcext:value-type="string">
            <text:p>GRC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SO 3166-2:G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nland </text:p>
          </table:table-cell>
          <table:table-cell office:value-type="string" calcext:value-type="string">
            <text:p>GL </text:p>
          </table:table-cell>
          <table:table-cell office:value-type="string" calcext:value-type="string">
            <text:p>GRL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ISO 3166-2:GL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enada </text:p>
          </table:table-cell>
          <table:table-cell office:value-type="string" calcext:value-type="string">
            <text:p>GD </text:p>
          </table:table-cell>
          <table:table-cell office:value-type="string" calcext:value-type="string">
            <text:p>GRD 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ISO 3166-2:G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adeloupe </text:p>
          </table:table-cell>
          <table:table-cell office:value-type="string" calcext:value-type="string">
            <text:p>GP </text:p>
          </table:table-cell>
          <table:table-cell office:value-type="string" calcext:value-type="string">
            <text:p>GLP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O 3166-2:GP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am </text:p>
          </table:table-cell>
          <table:table-cell office:value-type="string" calcext:value-type="string">
            <text:p>GU </text:p>
          </table:table-cell>
          <table:table-cell office:value-type="string" calcext:value-type="string">
            <text:p>GUM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ISO 3166-2:GU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atemala </text:p>
          </table:table-cell>
          <table:table-cell office:value-type="string" calcext:value-type="string">
            <text:p>GT </text:p>
          </table:table-cell>
          <table:table-cell office:value-type="string" calcext:value-type="string">
            <text:p>GTM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SO 3166-2:G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ernsey </text:p>
          </table:table-cell>
          <table:table-cell office:value-type="string" calcext:value-type="string">
            <text:p>GG </text:p>
          </table:table-cell>
          <table:table-cell office:value-type="string" calcext:value-type="string">
            <text:p>GGY 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ISO 3166-2:G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inea </text:p>
          </table:table-cell>
          <table:table-cell office:value-type="string" calcext:value-type="string">
            <text:p>GN </text:p>
          </table:table-cell>
          <table:table-cell office:value-type="string" calcext:value-type="string">
            <text:p>GIN 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ISO 3166-2:G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inea-Bissau </text:p>
          </table:table-cell>
          <table:table-cell office:value-type="string" calcext:value-type="string">
            <text:p>GW </text:p>
          </table:table-cell>
          <table:table-cell office:value-type="string" calcext:value-type="string">
            <text:p>GNB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O 3166-2:GW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yana </text:p>
          </table:table-cell>
          <table:table-cell office:value-type="string" calcext:value-type="string">
            <text:p>GY </text:p>
          </table:table-cell>
          <table:table-cell office:value-type="string" calcext:value-type="string">
            <text:p>GUY 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ISO 3166-2:G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iti </text:p>
          </table:table-cell>
          <table:table-cell office:value-type="string" calcext:value-type="string">
            <text:p>HT </text:p>
          </table:table-cell>
          <table:table-cell office:value-type="string" calcext:value-type="string">
            <text:p>HTI 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ISO 3166-2:H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ard Island and McDonald Islands </text:p>
          </table:table-cell>
          <table:table-cell office:value-type="string" calcext:value-type="string">
            <text:p>HM </text:p>
          </table:table-cell>
          <table:table-cell office:value-type="string" calcext:value-type="string">
            <text:p>HMD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ISO 3166-2:HM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ly See </text:p>
          </table:table-cell>
          <table:table-cell office:value-type="string" calcext:value-type="string">
            <text:p>VA </text:p>
          </table:table-cell>
          <table:table-cell office:value-type="string" calcext:value-type="string">
            <text:p>VAT 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SO 3166-2:V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nduras </text:p>
          </table:table-cell>
          <table:table-cell office:value-type="string" calcext:value-type="string">
            <text:p>HN </text:p>
          </table:table-cell>
          <table:table-cell office:value-type="string" calcext:value-type="string">
            <text:p>HND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SO 3166-2:H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ng Kong </text:p>
          </table:table-cell>
          <table:table-cell office:value-type="string" calcext:value-type="string">
            <text:p>HK </text:p>
          </table:table-cell>
          <table:table-cell office:value-type="string" calcext:value-type="string">
            <text:p>HKG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ISO 3166-2:H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ngary </text:p>
          </table:table-cell>
          <table:table-cell office:value-type="string" calcext:value-type="string">
            <text:p>HU </text:p>
          </table:table-cell>
          <table:table-cell office:value-type="string" calcext:value-type="string">
            <text:p>HUN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SO 3166-2:HU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eland 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ISL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SO 3166-2:I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D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SO 3166-2:I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ID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SO 3166-2:I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an (Islamic Republic of) </text:p>
          </table:table-cell>
          <table:table-cell office:value-type="string" calcext:value-type="string">
            <text:p>IR </text:p>
          </table:table-cell>
          <table:table-cell office:value-type="string" calcext:value-type="string">
            <text:p>IRN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SO 3166-2:I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aq </text:p>
          </table:table-cell>
          <table:table-cell office:value-type="string" calcext:value-type="string">
            <text:p>IQ </text:p>
          </table:table-cell>
          <table:table-cell office:value-type="string" calcext:value-type="string">
            <text:p>IRQ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SO 3166-2:IQ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string" calcext:value-type="string">
            <text:p>IE </text:p>
          </table:table-cell>
          <table:table-cell office:value-type="string" calcext:value-type="string">
            <text:p>IRL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SO 3166-2:I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le of Man </text:p>
          </table:table-cell>
          <table:table-cell office:value-type="string" calcext:value-type="string">
            <text:p>IM </text:p>
          </table:table-cell>
          <table:table-cell office:value-type="string" calcext:value-type="string">
            <text:p>IMN 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ISO 3166-2:IM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srael </text:p>
          </table:table-cell>
          <table:table-cell office:value-type="string" calcext:value-type="string">
            <text:p>IL </text:p>
          </table:table-cell>
          <table:table-cell office:value-type="string" calcext:value-type="string">
            <text:p>ISR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O 3166-2:I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string" calcext:value-type="string">
            <text:p>IT </text:p>
          </table:table-cell>
          <table:table-cell office:value-type="string" calcext:value-type="string">
            <text:p>ITA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SO 3166-2:I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maica </text:p>
          </table:table-cell>
          <table:table-cell office:value-type="string" calcext:value-type="string">
            <text:p>JM </text:p>
          </table:table-cell>
          <table:table-cell office:value-type="string" calcext:value-type="string">
            <text:p>JAM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SO 3166-2:J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JPN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SO 3166-2:JP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ersey </text:p>
          </table:table-cell>
          <table:table-cell office:value-type="string" calcext:value-type="string">
            <text:p>JE </text:p>
          </table:table-cell>
          <table:table-cell office:value-type="string" calcext:value-type="string">
            <text:p>JEY 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ISO 3166-2:JE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rdan </text:p>
          </table:table-cell>
          <table:table-cell office:value-type="string" calcext:value-type="string">
            <text:p>JO </text:p>
          </table:table-cell>
          <table:table-cell office:value-type="string" calcext:value-type="string">
            <text:p>JOR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SO 3166-2:J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zakhstan </text:p>
          </table:table-cell>
          <table:table-cell office:value-type="string" calcext:value-type="string">
            <text:p>KZ </text:p>
          </table:table-cell>
          <table:table-cell office:value-type="string" calcext:value-type="string">
            <text:p>KAZ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ISO 3166-2:K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enya </text:p>
          </table:table-cell>
          <table:table-cell office:value-type="string" calcext:value-type="string">
            <text:p>KE </text:p>
          </table:table-cell>
          <table:table-cell office:value-type="string" calcext:value-type="string">
            <text:p>KEN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SO 3166-2:K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ribati </text:p>
          </table:table-cell>
          <table:table-cell office:value-type="string" calcext:value-type="string">
            <text:p>KI </text:p>
          </table:table-cell>
          <table:table-cell office:value-type="string" calcext:value-type="string">
            <text:p>KIR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ISO 3166-2:KI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orea (Democratic People's Republic of) </text:p>
          </table:table-cell>
          <table:table-cell office:value-type="string" calcext:value-type="string">
            <text:p>KP </text:p>
          </table:table-cell>
          <table:table-cell office:value-type="string" calcext:value-type="string">
            <text:p>PRK 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SO 3166-2:KP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orea, Republic of </text:p>
          </table:table-cell>
          <table:table-cell office:value-type="string" calcext:value-type="string">
            <text:p>KR </text:p>
          </table:table-cell>
          <table:table-cell office:value-type="string" calcext:value-type="string">
            <text:p>KOR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SO 3166-2:K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uwait 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KWT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O 3166-2:KW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yrgyzstan </text:p>
          </table:table-cell>
          <table:table-cell office:value-type="string" calcext:value-type="string">
            <text:p>KG </text:p>
          </table:table-cell>
          <table:table-cell office:value-type="string" calcext:value-type="string">
            <text:p>KGZ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ISO 3166-2:K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o People's Democratic Republic </text:p>
          </table:table-cell>
          <table:table-cell office:value-type="string" calcext:value-type="string">
            <text:p>LA </text:p>
          </table:table-cell>
          <table:table-cell office:value-type="string" calcext:value-type="string">
            <text:p>LAO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SO 3166-2:L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tvia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LVA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ISO 3166-2:LV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banon </text:p>
          </table:table-cell>
          <table:table-cell office:value-type="string" calcext:value-type="string">
            <text:p>LB </text:p>
          </table:table-cell>
          <table:table-cell office:value-type="string" calcext:value-type="string">
            <text:p>LBN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SO 3166-2:LB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sotho </text:p>
          </table:table-cell>
          <table:table-cell office:value-type="string" calcext:value-type="string">
            <text:p>LS </text:p>
          </table:table-cell>
          <table:table-cell office:value-type="string" calcext:value-type="string">
            <text:p>LSO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SO 3166-2:L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beria </text:p>
          </table:table-cell>
          <table:table-cell office:value-type="string" calcext:value-type="string">
            <text:p>LR </text:p>
          </table:table-cell>
          <table:table-cell office:value-type="string" calcext:value-type="string">
            <text:p>LBR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ISO 3166-2:L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bya </text:p>
          </table:table-cell>
          <table:table-cell office:value-type="string" calcext:value-type="string">
            <text:p>LY </text:p>
          </table:table-cell>
          <table:table-cell office:value-type="string" calcext:value-type="string">
            <text:p>LBY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SO 3166-2:L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echtenstein </text:p>
          </table:table-cell>
          <table:table-cell office:value-type="string" calcext:value-type="string">
            <text:p>LI </text:p>
          </table:table-cell>
          <table:table-cell office:value-type="string" calcext:value-type="string">
            <text:p>LIE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SO 3166-2:LI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thuania </text:p>
          </table:table-cell>
          <table:table-cell office:value-type="string" calcext:value-type="string">
            <text:p>LT </text:p>
          </table:table-cell>
          <table:table-cell office:value-type="string" calcext:value-type="string">
            <text:p>LTU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ISO 3166-2:L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string" calcext:value-type="string">
            <text:p>LU </text:p>
          </table:table-cell>
          <table:table-cell office:value-type="string" calcext:value-type="string">
            <text:p>LUX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SO 3166-2:LU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cao </text:p>
          </table:table-cell>
          <table:table-cell office:value-type="string" calcext:value-type="string">
            <text:p>MO </text:p>
          </table:table-cell>
          <table:table-cell office:value-type="string" calcext:value-type="string">
            <text:p>MAC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SO 3166-2:MO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dagascar </text:p>
          </table:table-cell>
          <table:table-cell office:value-type="string" calcext:value-type="string">
            <text:p>MG </text:p>
          </table:table-cell>
          <table:table-cell office:value-type="string" calcext:value-type="string">
            <text:p>MDG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SO 3166-2:M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lawi </text:p>
          </table:table-cell>
          <table:table-cell office:value-type="string" calcext:value-type="string">
            <text:p>MW </text:p>
          </table:table-cell>
          <table:table-cell office:value-type="string" calcext:value-type="string">
            <text:p>MWI 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SO 3166-2:MW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laysia </text:p>
          </table:table-cell>
          <table:table-cell office:value-type="string" calcext:value-type="string">
            <text:p>MY </text:p>
          </table:table-cell>
          <table:table-cell office:value-type="string" calcext:value-type="string">
            <text:p>MYS 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SO 3166-2:M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ldives 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MDV 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SO 3166-2:MV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li </text:p>
          </table:table-cell>
          <table:table-cell office:value-type="string" calcext:value-type="string">
            <text:p>ML </text:p>
          </table:table-cell>
          <table:table-cell office:value-type="string" calcext:value-type="string">
            <text:p>MLI 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ISO 3166-2:M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lta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MLT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SO 3166-2:M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shall Islands </text:p>
          </table:table-cell>
          <table:table-cell office:value-type="string" calcext:value-type="string">
            <text:p>MH </text:p>
          </table:table-cell>
          <table:table-cell office:value-type="string" calcext:value-type="string">
            <text:p>MHL 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ISO 3166-2:MH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tinique </text:p>
          </table:table-cell>
          <table:table-cell office:value-type="string" calcext:value-type="string">
            <text:p>MQ </text:p>
          </table:table-cell>
          <table:table-cell office:value-type="string" calcext:value-type="string">
            <text:p>MTQ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SO 3166-2:MQ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uritania </text:p>
          </table:table-cell>
          <table:table-cell office:value-type="string" calcext:value-type="string">
            <text:p>MR </text:p>
          </table:table-cell>
          <table:table-cell office:value-type="string" calcext:value-type="string">
            <text:p>MRT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 3166-2:M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uritius </text:p>
          </table:table-cell>
          <table:table-cell office:value-type="string" calcext:value-type="string">
            <text:p>MU </text:p>
          </table:table-cell>
          <table:table-cell office:value-type="string" calcext:value-type="string">
            <text:p>MUS 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SO 3166-2:MU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yotte </text:p>
          </table:table-cell>
          <table:table-cell office:value-type="string" calcext:value-type="string">
            <text:p>YT </text:p>
          </table:table-cell>
          <table:table-cell office:value-type="string" calcext:value-type="string">
            <text:p>MYT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SO 3166-2:YT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xico </text:p>
          </table:table-cell>
          <table:table-cell office:value-type="string" calcext:value-type="string">
            <text:p>MX </text:p>
          </table:table-cell>
          <table:table-cell office:value-type="string" calcext:value-type="string">
            <text:p>MEX 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SO 3166-2:MX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cronesia (Federated States of) </text:p>
          </table:table-cell>
          <table:table-cell office:value-type="string" calcext:value-type="string">
            <text:p>FM </text:p>
          </table:table-cell>
          <table:table-cell office:value-type="string" calcext:value-type="string">
            <text:p>FSM 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ISO 3166-2:F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ldova, Republic of </text:p>
          </table:table-cell>
          <table:table-cell office:value-type="string" calcext:value-type="string">
            <text:p>MD </text:p>
          </table:table-cell>
          <table:table-cell office:value-type="string" calcext:value-type="string">
            <text:p>MDA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ISO 3166-2:M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naco </text:p>
          </table:table-cell>
          <table:table-cell office:value-type="string" calcext:value-type="string">
            <text:p>MC </text:p>
          </table:table-cell>
          <table:table-cell office:value-type="string" calcext:value-type="string">
            <text:p>MCO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ISO 3166-2:MC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ngolia </text:p>
          </table:table-cell>
          <table:table-cell office:value-type="string" calcext:value-type="string">
            <text:p>MN </text:p>
          </table:table-cell>
          <table:table-cell office:value-type="string" calcext:value-type="string">
            <text:p>MNG 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ISO 3166-2:M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ntenegro </text:p>
          </table:table-cell>
          <table:table-cell office:value-type="string" calcext:value-type="string">
            <text:p>ME </text:p>
          </table:table-cell>
          <table:table-cell office:value-type="string" calcext:value-type="string">
            <text:p>MNE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ISO 3166-2:M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ntserrat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MSR 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SO 3166-2:M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rocco 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MAR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ISO 3166-2:M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zambique </text:p>
          </table:table-cell>
          <table:table-cell office:value-type="string" calcext:value-type="string">
            <text:p>MZ </text:p>
          </table:table-cell>
          <table:table-cell office:value-type="string" calcext:value-type="string">
            <text:p>MOZ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ISO 3166-2:M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anmar </text:p>
          </table:table-cell>
          <table:table-cell office:value-type="string" calcext:value-type="string">
            <text:p>MM </text:p>
          </table:table-cell>
          <table:table-cell office:value-type="string" calcext:value-type="string">
            <text:p>MMR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SO 3166-2:M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ibia 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NAM 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SO 3166-2:N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uru </text:p>
          </table:table-cell>
          <table:table-cell office:value-type="string" calcext:value-type="string">
            <text:p>NR </text:p>
          </table:table-cell>
          <table:table-cell office:value-type="string" calcext:value-type="string">
            <text:p>NRU 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SO 3166-2:N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pal 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NPL 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ISO 3166-2:NP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office:value-type="string" calcext:value-type="string">
            <text:p>NL </text:p>
          </table:table-cell>
          <table:table-cell office:value-type="string" calcext:value-type="string">
            <text:p>NLD 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SO 3166-2:N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w Caledonia 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NCL 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ISO 3166-2:N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w Zealand </text:p>
          </table:table-cell>
          <table:table-cell office:value-type="string" calcext:value-type="string">
            <text:p>NZ </text:p>
          </table:table-cell>
          <table:table-cell office:value-type="string" calcext:value-type="string">
            <text:p>NZL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ISO 3166-2:N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caragua </text:p>
          </table:table-cell>
          <table:table-cell office:value-type="string" calcext:value-type="string">
            <text:p>NI </text:p>
          </table:table-cell>
          <table:table-cell office:value-type="string" calcext:value-type="string">
            <text:p>NIC 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ISO 3166-2:NI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ger </text:p>
          </table:table-cell>
          <table:table-cell office:value-type="string" calcext:value-type="string">
            <text:p>NE </text:p>
          </table:table-cell>
          <table:table-cell office:value-type="string" calcext:value-type="string">
            <text:p>NER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ISO 3166-2:N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geria </text:p>
          </table:table-cell>
          <table:table-cell office:value-type="string" calcext:value-type="string">
            <text:p>NG </text:p>
          </table:table-cell>
          <table:table-cell office:value-type="string" calcext:value-type="string">
            <text:p>NGA 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ISO 3166-2:N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ue </text:p>
          </table:table-cell>
          <table:table-cell office:value-type="string" calcext:value-type="string">
            <text:p>NU </text:p>
          </table:table-cell>
          <table:table-cell office:value-type="string" calcext:value-type="string">
            <text:p>NIU 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SO 3166-2:NU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folk Island </text:p>
          </table:table-cell>
          <table:table-cell office:value-type="string" calcext:value-type="string">
            <text:p>NF </text:p>
          </table:table-cell>
          <table:table-cell office:value-type="string" calcext:value-type="string">
            <text:p>NFK 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ISO 3166-2:NF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th Macedonia </text:p>
          </table:table-cell>
          <table:table-cell office:value-type="string" calcext:value-type="string">
            <text:p>MK </text:p>
          </table:table-cell>
          <table:table-cell office:value-type="string" calcext:value-type="string">
            <text:p>MKD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 3166-2:MK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rthern Mariana Islands </text:p>
          </table:table-cell>
          <table:table-cell office:value-type="string" calcext:value-type="string">
            <text:p>MP </text:p>
          </table:table-cell>
          <table:table-cell office:value-type="string" calcext:value-type="string">
            <text:p>MNP 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ISO 3166-2:MP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R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ISO 3166-2:N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man </text:p>
          </table:table-cell>
          <table:table-cell office:value-type="string" calcext:value-type="string">
            <text:p>OM </text:p>
          </table:table-cell>
          <table:table-cell office:value-type="string" calcext:value-type="string">
            <text:p>OMN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ISO 3166-2:O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kistan </text:p>
          </table:table-cell>
          <table:table-cell office:value-type="string" calcext:value-type="string">
            <text:p>PK </text:p>
          </table:table-cell>
          <table:table-cell office:value-type="string" calcext:value-type="string">
            <text:p>PAK 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ISO 3166-2:PK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au </text:p>
          </table:table-cell>
          <table:table-cell office:value-type="string" calcext:value-type="string">
            <text:p>PW </text:p>
          </table:table-cell>
          <table:table-cell office:value-type="string" calcext:value-type="string">
            <text:p>PLW 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ISO 3166-2:PW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estine, State of </text:p>
          </table:table-cell>
          <table:table-cell office:value-type="string" calcext:value-type="string">
            <text:p>PS </text:p>
          </table:table-cell>
          <table:table-cell office:value-type="string" calcext:value-type="string">
            <text:p>PSE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SO 3166-2:P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ama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PAN 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ISO 3166-2:P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pua New Guinea </text:p>
          </table:table-cell>
          <table:table-cell office:value-type="string" calcext:value-type="string">
            <text:p>PG </text:p>
          </table:table-cell>
          <table:table-cell office:value-type="string" calcext:value-type="string">
            <text:p>PNG 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SO 3166-2:P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aguay </text:p>
          </table:table-cell>
          <table:table-cell office:value-type="string" calcext:value-type="string">
            <text:p>PY </text:p>
          </table:table-cell>
          <table:table-cell office:value-type="string" calcext:value-type="string">
            <text:p>PRY 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SO 3166-2:P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u </text:p>
          </table:table-cell>
          <table:table-cell office:value-type="string" calcext:value-type="string">
            <text:p>PE </text:p>
          </table:table-cell>
          <table:table-cell office:value-type="string" calcext:value-type="string">
            <text:p>PER 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ISO 3166-2:P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ilippines </text:p>
          </table:table-cell>
          <table:table-cell office:value-type="string" calcext:value-type="string">
            <text:p>PH </text:p>
          </table:table-cell>
          <table:table-cell office:value-type="string" calcext:value-type="string">
            <text:p>PHL 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SO 3166-2:PH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tcairn </text:p>
          </table:table-cell>
          <table:table-cell office:value-type="string" calcext:value-type="string">
            <text:p>PN </text:p>
          </table:table-cell>
          <table:table-cell office:value-type="string" calcext:value-type="string">
            <text:p>PCN 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SO 3166-2:PN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office:value-type="string" calcext:value-type="string">
            <text:p>PL </text:p>
          </table:table-cell>
          <table:table-cell office:value-type="string" calcext:value-type="string">
            <text:p>POL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 3166-2:P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string" calcext:value-type="string">
            <text:p>PT </text:p>
          </table:table-cell>
          <table:table-cell office:value-type="string" calcext:value-type="string">
            <text:p>PRT 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ISO 3166-2:P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erto Rico </text:p>
          </table:table-cell>
          <table:table-cell office:value-type="string" calcext:value-type="string">
            <text:p>PR </text:p>
          </table:table-cell>
          <table:table-cell office:value-type="string" calcext:value-type="string">
            <text:p>PRI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SO 3166-2:PR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atar </text:p>
          </table:table-cell>
          <table:table-cell office:value-type="string" calcext:value-type="string">
            <text:p>QA </text:p>
          </table:table-cell>
          <table:table-cell office:value-type="string" calcext:value-type="string">
            <text:p>QAT 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 3166-2:Q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éunion </text:p>
          </table:table-cell>
          <table:table-cell office:value-type="string" calcext:value-type="string">
            <text:p>RE </text:p>
          </table:table-cell>
          <table:table-cell office:value-type="string" calcext:value-type="string">
            <text:p>REU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 3166-2:RE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office:value-type="string" calcext:value-type="string">
            <text:p>RO </text:p>
          </table:table-cell>
          <table:table-cell office:value-type="string" calcext:value-type="string">
            <text:p>ROU 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 3166-2:R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ussian Federation 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RUS 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ISO 3166-2:RU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wanda </text:p>
          </table:table-cell>
          <table:table-cell office:value-type="string" calcext:value-type="string">
            <text:p>RW </text:p>
          </table:table-cell>
          <table:table-cell office:value-type="string" calcext:value-type="string">
            <text:p>RWA 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 3166-2:RW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nt Barthélemy </text:p>
          </table:table-cell>
          <table:table-cell office:value-type="string" calcext:value-type="string">
            <text:p>BL </text:p>
          </table:table-cell>
          <table:table-cell office:value-type="string" calcext:value-type="string">
            <text:p>BLM 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ISO 3166-2:BL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int Helena, Ascension and Tristan da Cunha </text:p>
          </table:table-cell>
          <table:table-cell office:value-type="string" calcext:value-type="string">
            <text:p>SH </text:p>
          </table:table-cell>
          <table:table-cell office:value-type="string" calcext:value-type="string">
            <text:p>SHN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ISO 3166-2:SH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int Kitts and Nevis </text:p>
          </table:table-cell>
          <table:table-cell office:value-type="string" calcext:value-type="string">
            <text:p>KN </text:p>
          </table:table-cell>
          <table:table-cell office:value-type="string" calcext:value-type="string">
            <text:p>KNA 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ISO 3166-2:K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nt Lucia </text:p>
          </table:table-cell>
          <table:table-cell office:value-type="string" calcext:value-type="string">
            <text:p>LC </text:p>
          </table:table-cell>
          <table:table-cell office:value-type="string" calcext:value-type="string">
            <text:p>LCA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 3166-2:LC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nt Martin (French part) </text:p>
          </table:table-cell>
          <table:table-cell office:value-type="string" calcext:value-type="string">
            <text:p>MF </text:p>
          </table:table-cell>
          <table:table-cell office:value-type="string" calcext:value-type="string">
            <text:p>MAF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ISO 3166-2:MF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int Pierre and Miquelon </text:p>
          </table:table-cell>
          <table:table-cell office:value-type="string" calcext:value-type="string">
            <text:p>PM </text:p>
          </table:table-cell>
          <table:table-cell office:value-type="string" calcext:value-type="string">
            <text:p>SPM 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 3166-2:PM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int Vincent and the Grenadines </text:p>
          </table:table-cell>
          <table:table-cell office:value-type="string" calcext:value-type="string">
            <text:p>VC </text:p>
          </table:table-cell>
          <table:table-cell office:value-type="string" calcext:value-type="string">
            <text:p>VCT 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 3166-2:VC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moa </text:p>
          </table:table-cell>
          <table:table-cell office:value-type="string" calcext:value-type="string">
            <text:p>WS </text:p>
          </table:table-cell>
          <table:table-cell office:value-type="string" calcext:value-type="string">
            <text:p>WSM 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ISO 3166-2:W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string" calcext:value-type="string">
            <text:p>SM </text:p>
          </table:table-cell>
          <table:table-cell office:value-type="string" calcext:value-type="string">
            <text:p>SMR 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ISO 3166-2:S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o Tome and Principe </text:p>
          </table:table-cell>
          <table:table-cell office:value-type="string" calcext:value-type="string">
            <text:p>ST </text:p>
          </table:table-cell>
          <table:table-cell office:value-type="string" calcext:value-type="string">
            <text:p>STP 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ISO 3166-2:S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udi Arabia </text:p>
          </table:table-cell>
          <table:table-cell office:value-type="string" calcext:value-type="string">
            <text:p>SA </text:p>
          </table:table-cell>
          <table:table-cell office:value-type="string" calcext:value-type="string">
            <text:p>SAU 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 3166-2:S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negal </text:p>
          </table:table-cell>
          <table:table-cell office:value-type="string" calcext:value-type="string">
            <text:p>SN </text:p>
          </table:table-cell>
          <table:table-cell office:value-type="string" calcext:value-type="string">
            <text:p>SEN 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SO 3166-2:S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rbia </text:p>
          </table:table-cell>
          <table:table-cell office:value-type="string" calcext:value-type="string">
            <text:p>RS </text:p>
          </table:table-cell>
          <table:table-cell office:value-type="string" calcext:value-type="string">
            <text:p>SRB 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SO 3166-2:R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ychelles 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SYC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SO 3166-2:SC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erra Leone </text:p>
          </table:table-cell>
          <table:table-cell office:value-type="string" calcext:value-type="string">
            <text:p>SL </text:p>
          </table:table-cell>
          <table:table-cell office:value-type="string" calcext:value-type="string">
            <text:p>SLE 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ISO 3166-2:S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ngapore </text:p>
          </table:table-cell>
          <table:table-cell office:value-type="string" calcext:value-type="string">
            <text:p>SG </text:p>
          </table:table-cell>
          <table:table-cell office:value-type="string" calcext:value-type="string">
            <text:p>SGP 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ISO 3166-2:S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nt Maarten (Dutch part) </text:p>
          </table:table-cell>
          <table:table-cell office:value-type="string" calcext:value-type="string">
            <text:p>SX </text:p>
          </table:table-cell>
          <table:table-cell office:value-type="string" calcext:value-type="string">
            <text:p>SXM 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ISO 3166-2:SX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ovakia </text:p>
          </table:table-cell>
          <table:table-cell office:value-type="string" calcext:value-type="string">
            <text:p>SK </text:p>
          </table:table-cell>
          <table:table-cell office:value-type="string" calcext:value-type="string">
            <text:p>SVK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ISO 3166-2:SK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ovenia 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VN 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ISO 3166-2:SI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omon Islands </text:p>
          </table:table-cell>
          <table:table-cell office:value-type="string" calcext:value-type="string">
            <text:p>SB </text:p>
          </table:table-cell>
          <table:table-cell office:value-type="string" calcext:value-type="string">
            <text:p>SLB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O 3166-2:SB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malia 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SOM 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O 3166-2:S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uth Africa </text:p>
          </table:table-cell>
          <table:table-cell office:value-type="string" calcext:value-type="string">
            <text:p>ZA </text:p>
          </table:table-cell>
          <table:table-cell office:value-type="string" calcext:value-type="string">
            <text:p>ZAF 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SO 3166-2:Z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uth Georgia and the South Sandwich Islands </text:p>
          </table:table-cell>
          <table:table-cell office:value-type="string" calcext:value-type="string">
            <text:p>GS </text:p>
          </table:table-cell>
          <table:table-cell office:value-type="string" calcext:value-type="string">
            <text:p>SGS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ISO 3166-2:G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uth Sudan </text:p>
          </table:table-cell>
          <table:table-cell office:value-type="string" calcext:value-type="string">
            <text:p>SS </text:p>
          </table:table-cell>
          <table:table-cell office:value-type="string" calcext:value-type="string">
            <text:p>SSD 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 3166-2:S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ESP 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 3166-2: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ri Lanka </text:p>
          </table:table-cell>
          <table:table-cell office:value-type="string" calcext:value-type="string">
            <text:p>LK </text:p>
          </table:table-cell>
          <table:table-cell office:value-type="string" calcext:value-type="string">
            <text:p>LK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SO 3166-2:LK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dan </text:p>
          </table:table-cell>
          <table:table-cell office:value-type="string" calcext:value-type="string">
            <text:p>SD </text:p>
          </table:table-cell>
          <table:table-cell office:value-type="string" calcext:value-type="string">
            <text:p>SDN 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ISO 3166-2:SD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riname </text:p>
          </table:table-cell>
          <table:table-cell office:value-type="string" calcext:value-type="string">
            <text:p>SR </text:p>
          </table:table-cell>
          <table:table-cell office:value-type="string" calcext:value-type="string">
            <text:p>SUR 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ISO 3166-2:S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valbard and Jan Mayen </text:p>
          </table:table-cell>
          <table:table-cell office:value-type="string" calcext:value-type="string">
            <text:p>SJ </text:p>
          </table:table-cell>
          <table:table-cell office:value-type="string" calcext:value-type="string">
            <text:p>SJM 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ISO 3166-2:SJ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SWE 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ISO 3166-2:S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office:value-type="string" calcext:value-type="string">
            <text:p>CH </text:p>
          </table:table-cell>
          <table:table-cell office:value-type="string" calcext:value-type="string">
            <text:p>CHE 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ISO 3166-2:CH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yrian Arab Republic </text:p>
          </table:table-cell>
          <table:table-cell office:value-type="string" calcext:value-type="string">
            <text:p>SY </text:p>
          </table:table-cell>
          <table:table-cell office:value-type="string" calcext:value-type="string">
            <text:p>SYR 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ISO 3166-2:S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iwan, Province of China </text:p>
          </table:table-cell>
          <table:table-cell office:value-type="string" calcext:value-type="string">
            <text:p>TW </text:p>
          </table:table-cell>
          <table:table-cell office:value-type="string" calcext:value-type="string">
            <text:p>TWN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SO 3166-2:TW[a]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jikistan </text:p>
          </table:table-cell>
          <table:table-cell office:value-type="string" calcext:value-type="string">
            <text:p>TJ </text:p>
          </table:table-cell>
          <table:table-cell office:value-type="string" calcext:value-type="string">
            <text:p>TJK 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ISO 3166-2:TJ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nzania, United Republic of </text:p>
          </table:table-cell>
          <table:table-cell office:value-type="string" calcext:value-type="string">
            <text:p>TZ </text:p>
          </table:table-cell>
          <table:table-cell office:value-type="string" calcext:value-type="string">
            <text:p>TZA 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ISO 3166-2:T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string" calcext:value-type="string">
            <text:p>TH </text:p>
          </table:table-cell>
          <table:table-cell office:value-type="string" calcext:value-type="string">
            <text:p>THA 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ISO 3166-2:TH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mor-Leste </text:p>
          </table:table-cell>
          <table:table-cell office:value-type="string" calcext:value-type="string">
            <text:p>TL </text:p>
          </table:table-cell>
          <table:table-cell office:value-type="string" calcext:value-type="string">
            <text:p>TLS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SO 3166-2:T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o </text:p>
          </table:table-cell>
          <table:table-cell office:value-type="string" calcext:value-type="string">
            <text:p>TG </text:p>
          </table:table-cell>
          <table:table-cell office:value-type="string" calcext:value-type="string">
            <text:p>TGO 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ISO 3166-2:T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kelau </text:p>
          </table:table-cell>
          <table:table-cell office:value-type="string" calcext:value-type="string">
            <text:p>TK </text:p>
          </table:table-cell>
          <table:table-cell office:value-type="string" calcext:value-type="string">
            <text:p>TKL 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ISO 3166-2:T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nga </text:p>
          </table:table-cell>
          <table:table-cell office:value-type="string" calcext:value-type="string">
            <text:p>TO </text:p>
          </table:table-cell>
          <table:table-cell office:value-type="string" calcext:value-type="string">
            <text:p>TON 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ISO 3166-2:TO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nidad and Tobago </text:p>
          </table:table-cell>
          <table:table-cell office:value-type="string" calcext:value-type="string">
            <text:p>TT </text:p>
          </table:table-cell>
          <table:table-cell office:value-type="string" calcext:value-type="string">
            <text:p>TTO 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 3166-2:T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unisia 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TUN 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ISO 3166-2:T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office:value-type="string" calcext:value-type="string">
            <text:p>TR </text:p>
          </table:table-cell>
          <table:table-cell office:value-type="string" calcext:value-type="string">
            <text:p>TUR 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ISO 3166-2:TR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urkmenistan </text:p>
          </table:table-cell>
          <table:table-cell office:value-type="string" calcext:value-type="string">
            <text:p>TM </text:p>
          </table:table-cell>
          <table:table-cell office:value-type="string" calcext:value-type="string">
            <text:p>TKM 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ISO 3166-2:T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urks and Caicos Islands </text:p>
          </table:table-cell>
          <table:table-cell office:value-type="string" calcext:value-type="string">
            <text:p>TC </text:p>
          </table:table-cell>
          <table:table-cell office:value-type="string" calcext:value-type="string">
            <text:p>TCA 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ISO 3166-2:T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uvalu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TUV 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ISO 3166-2:TV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ganda </text:p>
          </table:table-cell>
          <table:table-cell office:value-type="string" calcext:value-type="string">
            <text:p>UG </text:p>
          </table:table-cell>
          <table:table-cell office:value-type="string" calcext:value-type="string">
            <text:p>UGA 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SO 3166-2:UG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office:value-type="string" calcext:value-type="string">
            <text:p>UA </text:p>
          </table:table-cell>
          <table:table-cell office:value-type="string" calcext:value-type="string">
            <text:p>UKR 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ISO 3166-2:UA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nited Arab Emirates 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RE 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ISO 3166-2:A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nited Kingdom of Great Britain and Northern Ireland </text:p>
          </table:table-cell>
          <table:table-cell office:value-type="string" calcext:value-type="string">
            <text:p>GB </text:p>
          </table:table-cell>
          <table:table-cell office:value-type="string" calcext:value-type="string">
            <text:p>GBR 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ISO 3166-2:GB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nited States Minor Outlying Islands </text:p>
          </table:table-cell>
          <table:table-cell office:value-type="string" calcext:value-type="string">
            <text:p>UM </text:p>
          </table:table-cell>
          <table:table-cell office:value-type="string" calcext:value-type="string">
            <text:p>UMI 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ISO 3166-2:UM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ited States of America </text:p>
          </table:table-cell>
          <table:table-cell office:value-type="string" calcext:value-type="string">
            <text:p>US </text:p>
          </table:table-cell>
          <table:table-cell office:value-type="string" calcext:value-type="string">
            <text:p>USA 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ISO 3166-2:U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uguay </text:p>
          </table:table-cell>
          <table:table-cell office:value-type="string" calcext:value-type="string">
            <text:p>UY </text:p>
          </table:table-cell>
          <table:table-cell office:value-type="string" calcext:value-type="string">
            <text:p>URY 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ISO 3166-2:U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zbekistan </text:p>
          </table:table-cell>
          <table:table-cell office:value-type="string" calcext:value-type="string">
            <text:p>UZ </text:p>
          </table:table-cell>
          <table:table-cell office:value-type="string" calcext:value-type="string">
            <text:p>UZB 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ISO 3166-2:UZ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nuatu </text:p>
          </table:table-cell>
          <table:table-cell office:value-type="string" calcext:value-type="string">
            <text:p>VU </text:p>
          </table:table-cell>
          <table:table-cell office:value-type="string" calcext:value-type="string">
            <text:p>VUT 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ISO 3166-2:VU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enezuela (Bolivarian Republic of) </text:p>
          </table:table-cell>
          <table:table-cell office:value-type="string" calcext:value-type="string">
            <text:p>VE </text:p>
          </table:table-cell>
          <table:table-cell office:value-type="string" calcext:value-type="string">
            <text:p>VEN 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ISO 3166-2:V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et Nam </text:p>
          </table:table-cell>
          <table:table-cell office:value-type="string" calcext:value-type="string">
            <text:p>VN </text:p>
          </table:table-cell>
          <table:table-cell office:value-type="string" calcext:value-type="string">
            <text:p>VNM 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ISO 3166-2:VN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rgin Islands (British) </text:p>
          </table:table-cell>
          <table:table-cell office:value-type="string" calcext:value-type="string">
            <text:p>VG </text:p>
          </table:table-cell>
          <table:table-cell office:value-type="string" calcext:value-type="string">
            <text:p>VGB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SO 3166-2:V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irgin Islands (U.S.) </text:p>
          </table:table-cell>
          <table:table-cell office:value-type="string" calcext:value-type="string">
            <text:p>VI </text:p>
          </table:table-cell>
          <table:table-cell office:value-type="string" calcext:value-type="string">
            <text:p>VIR 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SO 3166-2:VI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llis and Futuna </text:p>
          </table:table-cell>
          <table:table-cell office:value-type="string" calcext:value-type="string">
            <text:p>WF </text:p>
          </table:table-cell>
          <table:table-cell office:value-type="string" calcext:value-type="string">
            <text:p>WLF 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SO 3166-2:WF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estern Sahara </text:p>
          </table:table-cell>
          <table:table-cell office:value-type="string" calcext:value-type="string">
            <text:p>EH </text:p>
          </table:table-cell>
          <table:table-cell office:value-type="string" calcext:value-type="string">
            <text:p>ESH 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 3166-2:EH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emen </text:p>
          </table:table-cell>
          <table:table-cell office:value-type="string" calcext:value-type="string">
            <text:p>YE </text:p>
          </table:table-cell>
          <table:table-cell office:value-type="string" calcext:value-type="string">
            <text:p>YEM 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ISO 3166-2:Y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ambia </text:p>
          </table:table-cell>
          <table:table-cell office:value-type="string" calcext:value-type="string">
            <text:p>ZM </text:p>
          </table:table-cell>
          <table:table-cell office:value-type="string" calcext:value-type="string">
            <text:p>ZMB 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ISO 3166-2:ZM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imbabwe </text:p>
          </table:table-cell>
          <table:table-cell office:value-type="string" calcext:value-type="string">
            <text:p>ZW </text:p>
          </table:table-cell>
          <table:table-cell office:value-type="string" calcext:value-type="string">
            <text:p>ZWE 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SO 3166-2:ZW </text:p>
          </table:table-cell>
          <table:table-cell office:value-type="string" calcext:value-type="string">
            <text:p>Yes </text:p>
          </table:table-cell>
        </table:table-row>
      </table:table>
      <table:table table:name="Sheet2" table:style-name="ta1">
        <table:table-column table:style-name="co4" table:default-cell-style-name="ce2"/>
        <table:table-column table:style-name="co5" table:default-cell-style-name="ce2"/>
        <table:table-column table:style-name="co2" table:number-columns-repeated="6" table:default-cell-style-name="ce2"/>
        <table:table-row table:style-name="ro1">
          <table:table-cell table:style-name="Default" office:value-type="string" calcext:value-type="string">
            <text:p>http://www.fao.org/countryprofiles/iso3list/en/</text:p>
          </table:table-cell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Short name</text:p>
          </table:table-cell>
          <table:table-cell table:style-name="ce1" office:value-type="string" calcext:value-type="string">
            <text:p>Official name</text:p>
          </table:table-cell>
          <table:table-cell table:style-name="ce1" office:value-type="string" calcext:value-type="string">
            <text:p>ISO3</text:p>
          </table:table-cell>
          <table:table-cell table:style-name="ce1" office:value-type="string" calcext:value-type="string">
            <text:p>ISO2</text:p>
          </table:table-cell>
          <table:table-cell table:style-name="ce1" office:value-type="string" calcext:value-type="string">
            <text:p>UNI</text:p>
          </table:table-cell>
          <table:table-cell table:style-name="ce1" office:value-type="string" calcext:value-type="string">
            <text:p>UNDP</text:p>
          </table:table-cell>
          <table:table-cell table:style-name="ce1" office:value-type="string" calcext:value-type="string">
            <text:p>FAOSTAT</text:p>
          </table:table-cell>
          <table:table-cell table:style-name="ce1" office:value-type="string" calcext:value-type="string">
            <text:p>GAUL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FG" xlink:type="simple">Afghanistan</text:a> </text:p>
          </table:table-cell>
          <table:table-cell office:value-type="string" calcext:value-type="string">
            <text:p>the Islamic Republic of 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LB" xlink:type="simple">Albania</text:a> </text:p>
          </table:table-cell>
          <table:table-cell office:value-type="string" calcext:value-type="string">
            <text:p>the Republic of 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DZA" xlink:type="simple">Algeria</text:a> </text:p>
          </table:table-cell>
          <table:table-cell office:value-type="string" calcext:value-type="string">
            <text:p>the People's Democratic Republic of 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Z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ND" xlink:type="simple">Andorra</text:a> </text:p>
          </table:table-cell>
          <table:table-cell office:value-type="string" calcext:value-type="string">
            <text:p>the Principality of 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GO" xlink:type="simple">Angola</text:a> </text:p>
          </table:table-cell>
          <table:table-cell office:value-type="string" calcext:value-type="string">
            <text:p>the Republic of 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TG" xlink:type="simple">Antigua and Barbuda</text:a> 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G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RG" xlink:type="simple">Argentina</text:a> </text:p>
          </table:table-cell>
          <table:table-cell office:value-type="string" calcext:value-type="string">
            <text:p>the Argentine Republic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RM" xlink:type="simple">Armenia</text:a> </text:p>
          </table:table-cell>
          <table:table-cell office:value-type="string" calcext:value-type="string">
            <text:p>the Republic of 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M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US" xlink:type="simple">Australia</text:a>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UT" xlink:type="simple">Austria</text:a> </text:p>
          </table:table-cell>
          <table:table-cell office:value-type="string" calcext:value-type="string">
            <text:p>the Republic of 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T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ZE" xlink:type="simple">Azerbaijan</text:a> </text:p>
          </table:table-cell>
          <table:table-cell office:value-type="string" calcext:value-type="string">
            <text:p>the Republic of 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Z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HS" xlink:type="simple">Bahamas</text:a> </text:p>
          </table:table-cell>
          <table:table-cell office:value-type="string" calcext:value-type="string">
            <text:p>the Commonwealth of the 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HS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HR" xlink:type="simple">Bahrain</text:a> </text:p>
          </table:table-cell>
          <table:table-cell office:value-type="string" calcext:value-type="string">
            <text:p>the Kingdom of 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HR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GD" xlink:type="simple">Bangladesh</text:a> </text:p>
          </table:table-cell>
          <table:table-cell office:value-type="string" calcext:value-type="string">
            <text:p>the People's Republic of 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GD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RB" xlink:type="simple">Barbados</text:a> 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B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LR" xlink:type="simple">Belarus</text:a> </text:p>
          </table:table-cell>
          <table:table-cell office:value-type="string" calcext:value-type="string">
            <text:p>the Republic of 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LR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EL" xlink:type="simple">Belgium</text:a> </text:p>
          </table:table-cell>
          <table:table-cell office:value-type="string" calcext:value-type="string">
            <text:p>the Kingdom of 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LZ" xlink:type="simple">Belize</text:a> 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Z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EN" xlink:type="simple">Benin</text:a> </text:p>
          </table:table-cell>
          <table:table-cell office:value-type="string" calcext:value-type="string">
            <text:p>the Republic of 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EN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TN" xlink:type="simple">Bhutan</text:a> </text:p>
          </table:table-cell>
          <table:table-cell office:value-type="string" calcext:value-type="string">
            <text:p>the Kingdom of 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TN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OL" xlink:type="simple">Bolivia (Plurinational State of)</text:a> </text:p>
          </table:table-cell>
          <table:table-cell office:value-type="string" calcext:value-type="string">
            <text:p>the Plurinational State of 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L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IH" xlink:type="simple">Bosnia and Herzegovina</text:a> 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IH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WA" xlink:type="simple">Botswana</text:a> </text:p>
          </table:table-cell>
          <table:table-cell office:value-type="string" calcext:value-type="string">
            <text:p>the Republic of 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W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RA" xlink:type="simple">Brazil</text:a> </text:p>
          </table:table-cell>
          <table:table-cell office:value-type="string" calcext:value-type="string">
            <text:p>the Federative Republic of 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A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RN" xlink:type="simple">Brunei Darussalam</text:a> 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R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GR" xlink:type="simple">Bulgaria</text:a> </text:p>
          </table:table-cell>
          <table:table-cell office:value-type="string" calcext:value-type="string">
            <text:p>the Republic of 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GR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FA" xlink:type="simple">Burkina Faso</text:a> 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FA</text:p>
          </table:table-cell>
          <table:table-cell office:value-type="float" office:value="233" calcext:value-type="float">
            <text:p>2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BDI" xlink:type="simple">Burundi</text:a> </text:p>
          </table:table-cell>
          <table:table-cell office:value-type="string" calcext:value-type="string">
            <text:p>the Republic of 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DI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PV" xlink:type="simple">Cabo Verde</text:a> </text:p>
          </table:table-cell>
          <table:table-cell office:value-type="string" calcext:value-type="string">
            <text:p>Republic of 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PV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HM" xlink:type="simple">Cambodia</text:a> </text:p>
          </table:table-cell>
          <table:table-cell office:value-type="string" calcext:value-type="string">
            <text:p>the Kingdom of 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HM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MR" xlink:type="simple">Cameroon</text:a> </text:p>
          </table:table-cell>
          <table:table-cell office:value-type="string" calcext:value-type="string">
            <text:p>the Republic of 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MR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AN" xlink:type="simple">Canada</text:a> 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N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AF" xlink:type="simple">Central African Republic</text:a> </text:p>
          </table:table-cell>
          <table:table-cell office:value-type="string" calcext:value-type="string">
            <text:p>the 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F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CD" xlink:type="simple">Chad</text:a> </text:p>
          </table:table-cell>
          <table:table-cell office:value-type="string" calcext:value-type="string">
            <text:p>the Republic of 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CD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HL" xlink:type="simple">Chile</text:a> </text:p>
          </table:table-cell>
          <table:table-cell office:value-type="string" calcext:value-type="string">
            <text:p>the Republic of 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L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HN" xlink:type="simple">China</text:a> </text:p>
          </table:table-cell>
          <table:table-cell office:value-type="string" calcext:value-type="string">
            <text:p>the People's Republic of 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N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OL" xlink:type="simple">Colombia</text:a> </text:p>
          </table:table-cell>
          <table:table-cell office:value-type="string" calcext:value-type="string">
            <text:p>the Republic of 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L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OM" xlink:type="simple">Comoros</text:a> </text:p>
          </table:table-cell>
          <table:table-cell office:value-type="string" calcext:value-type="string">
            <text:p>the Union of the 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M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OG" xlink:type="simple">Congo</text:a> </text:p>
          </table:table-cell>
          <table:table-cell office:value-type="string" calcext:value-type="string">
            <text:p>the Republic of the 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G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OK" xlink:type="simple">Cook Islands</text:a> </text:p>
          </table:table-cell>
          <table:table-cell office:value-type="string" calcext:value-type="string">
            <text:p>the 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OK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RI" xlink:type="simple">Costa Rica</text:a> </text:p>
          </table:table-cell>
          <table:table-cell office:value-type="string" calcext:value-type="string">
            <text:p>the Republic of 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I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HRV" xlink:type="simple">Croatia</text:a> </text:p>
          </table:table-cell>
          <table:table-cell office:value-type="string" calcext:value-type="string">
            <text:p>the Republic of 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RV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UB" xlink:type="simple">Cuba</text:a> </text:p>
          </table:table-cell>
          <table:table-cell office:value-type="string" calcext:value-type="string">
            <text:p>the Republic of 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UB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YP" xlink:type="simple">Cyprus</text:a> </text:p>
          </table:table-cell>
          <table:table-cell office:value-type="string" calcext:value-type="string">
            <text:p>the Republic of 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YP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ZE" xlink:type="simple">Czechia</text:a> </text:p>
          </table:table-cell>
          <table:table-cell office:value-type="string" calcext:value-type="string">
            <text:p>the 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ZE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IV" xlink:type="simple">Côte d'Ivoire</text:a> </text:p>
          </table:table-cell>
          <table:table-cell office:value-type="string" calcext:value-type="string">
            <text:p>the Republic of C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IV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RK" xlink:type="simple">Democratic People's Republic of Korea</text:a> </text:p>
          </table:table-cell>
          <table:table-cell office:value-type="string" calcext:value-type="string">
            <text:p>the Democratic People's Republic of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RK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OD" xlink:type="simple">Democratic Republic of the Congo</text:a> </text:p>
          </table:table-cell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D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DNK" xlink:type="simple">Denmark</text:a> </text:p>
          </table:table-cell>
          <table:table-cell office:value-type="string" calcext:value-type="string">
            <text:p>the Kingdom of 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NK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DJI" xlink:type="simple">Djibouti</text:a> </text:p>
          </table:table-cell>
          <table:table-cell office:value-type="string" calcext:value-type="string">
            <text:p>the Republic of 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DJI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DMA" xlink:type="simple">Dominica</text:a> </text:p>
          </table:table-cell>
          <table:table-cell office:value-type="string" calcext:value-type="string">
            <text:p>the Commonwealth of 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MA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DOM" xlink:type="simple">Dominican Republic</text:a> </text:p>
          </table:table-cell>
          <table:table-cell office:value-type="string" calcext:value-type="string">
            <text:p>the 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M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ECU" xlink:type="simple">Ecuador</text:a> </text:p>
          </table:table-cell>
          <table:table-cell office:value-type="string" calcext:value-type="string">
            <text:p>the Republic of 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CU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EGY" xlink:type="simple">Egypt</text:a> </text:p>
          </table:table-cell>
          <table:table-cell office:value-type="string" calcext:value-type="string">
            <text:p>the Arab Republic of 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GY</text:p>
          </table:table-cell>
          <table:table-cell office:value-type="float" office:value="59" calcext:value-type="float">
            <text:p>59</text:p>
          </table:table-cell>
          <table:table-cell office:value-type="float" office:value="40765" calcext:value-type="float">
            <text:p>4076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LV" xlink:type="simple">El Salvador</text:a> </text:p>
          </table:table-cell>
          <table:table-cell office:value-type="string" calcext:value-type="string">
            <text:p>the Republic of 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LV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NQ" xlink:type="simple">Equatorial Guinea</text:a> </text:p>
          </table:table-cell>
          <table:table-cell office:value-type="string" calcext:value-type="string">
            <text:p>the Republic of 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NQ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ERI" xlink:type="simple">Eritrea</text:a> </text:p>
          </table:table-cell>
          <table:table-cell office:value-type="string" calcext:value-type="string">
            <text:p>the State of 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RI</text:p>
          </table:table-cell>
          <table:table-cell office:value-type="float" office:value="178" calcext:value-type="float">
            <text:p>1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EST" xlink:type="simple">Estonia</text:a> </text:p>
          </table:table-cell>
          <table:table-cell office:value-type="string" calcext:value-type="string">
            <text:p>the Republic of 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T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WZ" xlink:type="simple">Eswatini</text:a> </text:p>
          </table:table-cell>
          <table:table-cell office:value-type="string" calcext:value-type="string">
            <text:p>the Kingdom of Eswatini 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WZ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http://www.fao.org/countryprofiles/index/en/?iso3=ETH" xlink:type="simple">Ethiopia</text:a> </text:p>
          </table:table-cell>
          <table:table-cell office:value-type="string" calcext:value-type="string">
            <text:p>the Federal Democratic Republic of 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TH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FRO" xlink:type="simple">Faroe Islands </text:a> 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O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FJI" xlink:type="simple">Fiji</text:a> </text:p>
          </table:table-cell>
          <table:table-cell office:value-type="string" calcext:value-type="string">
            <text:p>the Republic of 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JI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FIN" xlink:type="simple">Finland</text:a> </text:p>
          </table:table-cell>
          <table:table-cell office:value-type="string" calcext:value-type="string">
            <text:p>the Republic of 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IN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FRA" xlink:type="simple">France</text:a> </text:p>
          </table:table-cell>
          <table:table-cell office:value-type="string" calcext:value-type="string">
            <text:p>the French Republic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A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AB" xlink:type="simple">Gabon</text:a> </text:p>
          </table:table-cell>
          <table:table-cell office:value-type="string" calcext:value-type="string">
            <text:p>the Gabonese Republic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GAB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MB" xlink:type="simple">Gambia</text:a> </text:p>
          </table:table-cell>
          <table:table-cell office:value-type="string" calcext:value-type="string">
            <text:p>the Republic of the 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MB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EO" xlink:type="simple">Georgia</text:a> 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EO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DEU" xlink:type="simple">Germany</text:a> </text:p>
          </table:table-cell>
          <table:table-cell office:value-type="string" calcext:value-type="string">
            <text:p>the Federal Republic of 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U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HA" xlink:type="simple">Ghana</text:a> </text:p>
          </table:table-cell>
          <table:table-cell office:value-type="string" calcext:value-type="string">
            <text:p>the Republic of 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HA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RC" xlink:type="simple">Greece</text:a> </text:p>
          </table:table-cell>
          <table:table-cell office:value-type="string" calcext:value-type="string">
            <text:p>the Hellenic Republic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C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RD" xlink:type="simple">Grenada</text:a> 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RD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TM" xlink:type="simple">Guatemala</text:a> </text:p>
          </table:table-cell>
          <table:table-cell office:value-type="string" calcext:value-type="string">
            <text:p>the Republic of 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TM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IN" xlink:type="simple">Guinea</text:a> </text:p>
          </table:table-cell>
          <table:table-cell office:value-type="string" calcext:value-type="string">
            <text:p>the Republic of 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GIN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NB" xlink:type="simple">Guinea-Bissau</text:a> </text:p>
          </table:table-cell>
          <table:table-cell office:value-type="string" calcext:value-type="string">
            <text:p>the Republic of 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GNB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GUY" xlink:type="simple">Guyana</text:a> </text:p>
          </table:table-cell>
          <table:table-cell office:value-type="string" calcext:value-type="string">
            <text:p>the Co-operative Republic of 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UY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HTI" xlink:type="simple">Haiti</text:a> </text:p>
          </table:table-cell>
          <table:table-cell office:value-type="string" calcext:value-type="string">
            <text:p>the Republic of 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I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HND" xlink:type="simple">Honduras</text:a> </text:p>
          </table:table-cell>
          <table:table-cell office:value-type="string" calcext:value-type="string">
            <text:p>the Republic of 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ND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HUN" xlink:type="simple">Hungary</text:a> 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UN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SL" xlink:type="simple">Iceland</text:a> </text:p>
          </table:table-cell>
          <table:table-cell office:value-type="string" calcext:value-type="string">
            <text:p>the Republic of 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SL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ND" xlink:type="simple">India</text:a> </text:p>
          </table:table-cell>
          <table:table-cell office:value-type="string" calcext:value-type="string">
            <text:p>the Republic of 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ND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DN" xlink:type="simple">Indonesia</text:a> </text:p>
          </table:table-cell>
          <table:table-cell office:value-type="string" calcext:value-type="string">
            <text:p>the Republic of 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DN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RN" xlink:type="simple">Iran (Islamic Republic of)</text:a> </text:p>
          </table:table-cell>
          <table:table-cell office:value-type="string" calcext:value-type="string">
            <text:p>the Islamic Republic of 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RN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RQ" xlink:type="simple">Iraq</text:a> </text:p>
          </table:table-cell>
          <table:table-cell office:value-type="string" calcext:value-type="string">
            <text:p>the Republic of 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RQ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RL" xlink:type="simple">Ireland</text:a> 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RL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SR" xlink:type="simple">Israel</text:a> </text:p>
          </table:table-cell>
          <table:table-cell office:value-type="string" calcext:value-type="string">
            <text:p>the State of 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R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ITA" xlink:type="simple">Italy</text:a> </text:p>
          </table:table-cell>
          <table:table-cell office:value-type="string" calcext:value-type="string">
            <text:p>the Republic of 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A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JAM" xlink:type="simple">Jamaica</text:a> 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M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JPN" xlink:type="simple">Japan</text:a> 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PN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JOR" xlink:type="simple">Jordan</text:a> </text:p>
          </table:table-cell>
          <table:table-cell office:value-type="string" calcext:value-type="string">
            <text:p>the Hashemite Kingdom of 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R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AZ" xlink:type="simple">Kazakhstan</text:a> </text:p>
          </table:table-cell>
          <table:table-cell office:value-type="string" calcext:value-type="string">
            <text:p>the Republic of 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AZ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EN" xlink:type="simple">Kenya</text:a> </text:p>
          </table:table-cell>
          <table:table-cell office:value-type="string" calcext:value-type="string">
            <text:p>the Republic of 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EN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IR" xlink:type="simple">Kiribati</text:a> </text:p>
          </table:table-cell>
          <table:table-cell office:value-type="string" calcext:value-type="string">
            <text:p>the Republic of 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KIR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WT" xlink:type="simple">Kuwait</text:a> </text:p>
          </table:table-cell>
          <table:table-cell office:value-type="string" calcext:value-type="string">
            <text:p>the State of 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WT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GZ" xlink:type="simple">Kyrgyzstan</text:a> </text:p>
          </table:table-cell>
          <table:table-cell office:value-type="string" calcext:value-type="string">
            <text:p>the Kyrgyz Republic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GZ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AO" xlink:type="simple">Lao People's Democratic Republic</text:a> </text:p>
          </table:table-cell>
          <table:table-cell office:value-type="string" calcext:value-type="string">
            <text:p>the 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AO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VA" xlink:type="simple">Latvia</text:a> </text:p>
          </table:table-cell>
          <table:table-cell office:value-type="string" calcext:value-type="string">
            <text:p>the Republic of 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VA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BN" xlink:type="simple">Lebanon</text:a> </text:p>
          </table:table-cell>
          <table:table-cell office:value-type="string" calcext:value-type="string">
            <text:p>the Lebanese Republic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BN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SO" xlink:type="simple">Lesotho</text:a> </text:p>
          </table:table-cell>
          <table:table-cell office:value-type="string" calcext:value-type="string">
            <text:p>the Kingdom of 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SO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BR" xlink:type="simple">Liberia</text:a> </text:p>
          </table:table-cell>
          <table:table-cell office:value-type="string" calcext:value-type="string">
            <text:p>the Republic of 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BR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BY" xlink:type="simple">Libya</text:a> </text:p>
          </table:table-cell>
          <table:table-cell office:value-type="string" calcext:value-type="string">
            <text:p>State of 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BY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TU" xlink:type="simple">Lithuania</text:a> </text:p>
          </table:table-cell>
          <table:table-cell office:value-type="string" calcext:value-type="string">
            <text:p>the Republic of 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TU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UX" xlink:type="simple">Luxembourg</text:a> </text:p>
          </table:table-cell>
          <table:table-cell office:value-type="string" calcext:value-type="string">
            <text:p>the Grand Duchy of 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UX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DG" xlink:type="simple">Madagascar</text:a> </text:p>
          </table:table-cell>
          <table:table-cell office:value-type="string" calcext:value-type="string">
            <text:p>the Republic of 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DG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WI" xlink:type="simple">Malawi</text:a> </text:p>
          </table:table-cell>
          <table:table-cell office:value-type="string" calcext:value-type="string">
            <text:p>the Republic of 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WI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YS" xlink:type="simple">Malaysia</text:a> 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YS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DV" xlink:type="simple">Maldives</text:a> </text:p>
          </table:table-cell>
          <table:table-cell office:value-type="string" calcext:value-type="string">
            <text:p>the Republic of 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DV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LI" xlink:type="simple">Mali</text:a> </text:p>
          </table:table-cell>
          <table:table-cell office:value-type="string" calcext:value-type="string">
            <text:p>the Republic of 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LI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LT" xlink:type="simple">Malta</text:a> </text:p>
          </table:table-cell>
          <table:table-cell office:value-type="string" calcext:value-type="string">
            <text:p>the Republic of 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LT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HL" xlink:type="simple">Marshall Islands</text:a> </text:p>
          </table:table-cell>
          <table:table-cell office:value-type="string" calcext:value-type="string">
            <text:p>the Republic of the 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HL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RT" xlink:type="simple">Mauritania</text:a> </text:p>
          </table:table-cell>
          <table:table-cell office:value-type="string" calcext:value-type="string">
            <text:p>the Islamic Republic of 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RT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US" xlink:type="simple">Mauritius</text:a> </text:p>
          </table:table-cell>
          <table:table-cell office:value-type="string" calcext:value-type="string">
            <text:p>the Republic of 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US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EX" xlink:type="simple">Mexico</text:a> </text:p>
          </table:table-cell>
          <table:table-cell office:value-type="string" calcext:value-type="string">
            <text:p>the United Mexican States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X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FSM" xlink:type="simple">Micronesia (Federated States of)</text:a> </text:p>
          </table:table-cell>
          <table:table-cell office:value-type="string" calcext:value-type="string">
            <text:p>the Federated States of Micronesi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SM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CO" xlink:type="simple">Monaco</text:a> </text:p>
          </table:table-cell>
          <table:table-cell office:value-type="string" calcext:value-type="string">
            <text:p>the Principality of 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CO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NG" xlink:type="simple">Mongolia</text:a> 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NG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NE" xlink:type="simple">Montenegro</text:a> 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NE</text:p>
          </table:table-cell>
          <table:table-cell office:value-type="float" office:value="273" calcext:value-type="float">
            <text:p>273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AR" xlink:type="simple">Morocco</text:a> </text:p>
          </table:table-cell>
          <table:table-cell office:value-type="string" calcext:value-type="string">
            <text:p>the Kingdom of 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R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OZ" xlink:type="simple">Mozambique</text:a> </text:p>
          </table:table-cell>
          <table:table-cell office:value-type="string" calcext:value-type="string">
            <text:p>the Republic of 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OZ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MR" xlink:type="simple">Myanmar</text:a> </text:p>
          </table:table-cell>
          <table:table-cell office:value-type="string" calcext:value-type="string">
            <text:p>the Republic of the Union of 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MR</text:p>
          </table:table-cell>
          <table:table-cell office:value-type="float" office:value="28" calcext:value-type="float">
            <text:p>2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AM" xlink:type="simple">Namibia</text:a> </text:p>
          </table:table-cell>
          <table:table-cell office:value-type="string" calcext:value-type="string">
            <text:p>the Republic of 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M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RU" xlink:type="simple">Nauru</text:a> </text:p>
          </table:table-cell>
          <table:table-cell office:value-type="string" calcext:value-type="string">
            <text:p>the Republic of 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RU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PL" xlink:type="simple">Nepal</text:a> </text:p>
          </table:table-cell>
          <table:table-cell office:value-type="string" calcext:value-type="string">
            <text:p>the Federal Democratic Republic of 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PL</text:p>
          </table:table-cell>
          <table:table-cell office:value-type="float" office:value="149" calcext:value-type="float">
            <text:p>14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LD" xlink:type="simple">Netherlands</text:a> </text:p>
          </table:table-cell>
          <table:table-cell office:value-type="string" calcext:value-type="string">
            <text:p>the Kingdom of the 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LD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ZL" xlink:type="simple">New Zealand</text:a> 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ZL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IC" xlink:type="simple">Nicaragua</text:a> </text:p>
          </table:table-cell>
          <table:table-cell office:value-type="string" calcext:value-type="string">
            <text:p>the Republic of 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IC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ER" xlink:type="simple">Niger</text:a> </text:p>
          </table:table-cell>
          <table:table-cell office:value-type="string" calcext:value-type="string">
            <text:p>the Republic of the 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ER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GA" xlink:type="simple">Nigeria</text:a> </text:p>
          </table:table-cell>
          <table:table-cell office:value-type="string" calcext:value-type="string">
            <text:p>the Federal Republic of 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GA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IU" xlink:type="simple">Niue</text:a> 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IU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KD" xlink:type="simple">North Macedonia</text:a> </text:p>
          </table:table-cell>
          <table:table-cell office:value-type="string" calcext:value-type="string">
            <text:p>the Republic of North Macedonia 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MKD</text:p>
          </table:table-cell>
          <table:table-cell office:value-type="float" office:value="154" calcext:value-type="float">
            <text:p>15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NOR" xlink:type="simple">Norway</text:a> </text:p>
          </table:table-cell>
          <table:table-cell office:value-type="string" calcext:value-type="string">
            <text:p>the Kingdom of 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OR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OMN" xlink:type="simple">Oman</text:a> </text:p>
          </table:table-cell>
          <table:table-cell office:value-type="string" calcext:value-type="string">
            <text:p>the Sultanate of 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MN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AK" xlink:type="simple">Pakistan</text:a> </text:p>
          </table:table-cell>
          <table:table-cell office:value-type="string" calcext:value-type="string">
            <text:p>the Islamic Republic of 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K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LW" xlink:type="simple">Palau</text:a> </text:p>
          </table:table-cell>
          <table:table-cell office:value-type="string" calcext:value-type="string">
            <text:p>the Republic of 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LW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AN" xlink:type="simple">Panama</text:a> </text:p>
          </table:table-cell>
          <table:table-cell office:value-type="string" calcext:value-type="string">
            <text:p>the Republic of 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AN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NG" xlink:type="simple">Papua New Guinea</text:a> </text:p>
          </table:table-cell>
          <table:table-cell office:value-type="string" calcext:value-type="string">
            <text:p>Independent State of 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NG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RY" xlink:type="simple">Paraguay</text:a> </text:p>
          </table:table-cell>
          <table:table-cell office:value-type="string" calcext:value-type="string">
            <text:p>the Republic of 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Y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ER" xlink:type="simple">Peru</text:a> </text:p>
          </table:table-cell>
          <table:table-cell office:value-type="string" calcext:value-type="string">
            <text:p>the Republic of 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ER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HL" xlink:type="simple">Philippines</text:a> </text:p>
          </table:table-cell>
          <table:table-cell office:value-type="string" calcext:value-type="string">
            <text:p>the Republic of the 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HL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OL" xlink:type="simple">Poland</text:a> </text:p>
          </table:table-cell>
          <table:table-cell office:value-type="string" calcext:value-type="string">
            <text:p>the Republic of 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OL</text:p>
          </table:table-cell>
          <table:table-cell office:value-type="float" office:value="173" calcext:value-type="float">
            <text:p>17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PRT" xlink:type="simple">Portugal</text:a> </text:p>
          </table:table-cell>
          <table:table-cell office:value-type="string" calcext:value-type="string">
            <text:p>the Portuguese Republic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RT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QAT" xlink:type="simple">Qatar</text:a> </text:p>
          </table:table-cell>
          <table:table-cell office:value-type="string" calcext:value-type="string">
            <text:p>the State of 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QAT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OR" xlink:type="simple">Republic of Korea</text:a> </text:p>
          </table:table-cell>
          <table:table-cell office:value-type="string" calcext:value-type="string">
            <text:p>the Republic of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KOR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MDA" xlink:type="simple">Republic of Moldova</text:a> </text:p>
          </table:table-cell>
          <table:table-cell office:value-type="string" calcext:value-type="string">
            <text:p>the Republic of 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DA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ROU" xlink:type="simple">Romania</text:a> 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OU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RUS" xlink:type="simple">Russian Federation</text:a> </text:p>
          </table:table-cell>
          <table:table-cell office:value-type="string" calcext:value-type="string">
            <text:p>the 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US</text:p>
          </table:table-cell>
          <table:table-cell office:value-type="float" office:value="185" calcext:value-type="float">
            <text:p>18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RWA" xlink:type="simple">Rwanda</text:a> </text:p>
          </table:table-cell>
          <table:table-cell office:value-type="string" calcext:value-type="string">
            <text:p>the Republic of 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WA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KNA" xlink:type="simple">Saint Kitts and Nevis</text:a> 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KNA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LCA" xlink:type="simple">Saint Lucia</text:a> 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CA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VCT" xlink:type="simple">Saint Vincent and the Grenadines</text:a> 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CT</text:p>
          </table:table-cell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WSM" xlink:type="simple">Samoa</text:a> </text:p>
          </table:table-cell>
          <table:table-cell office:value-type="string" calcext:value-type="string">
            <text:p>the Independent State of 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WSM</text:p>
          </table:table-cell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MR" xlink:type="simple">San Marino</text:a> </text:p>
          </table:table-cell>
          <table:table-cell office:value-type="string" calcext:value-type="string">
            <text:p>the Republic of 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MR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a xlink:href="http://www.fao.org/countryprofiles/index/en/?iso3=STP" xlink:type="simple">Sao Tome and Principe</text:a> </text:p>
          </table:table-cell>
          <table:table-cell office:value-type="string" calcext:value-type="string">
            <text:p>the Democratic Republic of 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TP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AU" xlink:type="simple">Saudi Arabia</text:a> </text:p>
          </table:table-cell>
          <table:table-cell office:value-type="string" calcext:value-type="string">
            <text:p>the Kingdom of 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AU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EN" xlink:type="simple">Senegal</text:a> </text:p>
          </table:table-cell>
          <table:table-cell office:value-type="string" calcext:value-type="string">
            <text:p>the Republic of 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EN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RB" xlink:type="simple">Serbia</text:a> </text:p>
          </table:table-cell>
          <table:table-cell office:value-type="string" calcext:value-type="string">
            <text:p>the Republic of 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RB</text:p>
          </table:table-cell>
          <table:table-cell office:value-type="float" office:value="272" calcext:value-type="float">
            <text:p>272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YC" xlink:type="simple">Seychelles</text:a> </text:p>
          </table:table-cell>
          <table:table-cell office:value-type="string" calcext:value-type="string">
            <text:p>the Republic of 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YC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LE" xlink:type="simple">Sierra Leone</text:a> </text:p>
          </table:table-cell>
          <table:table-cell office:value-type="string" calcext:value-type="string">
            <text:p>the Republic of 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LE</text:p>
          </table:table-cell>
          <table:table-cell office:value-type="float" office:value="197" calcext:value-type="float">
            <text:p>19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GP" xlink:type="simple">Singapore</text:a> </text:p>
          </table:table-cell>
          <table:table-cell office:value-type="string" calcext:value-type="string">
            <text:p>the Republic of 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GP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VK" xlink:type="simple">Slovakia</text:a> </text:p>
          </table:table-cell>
          <table:table-cell office:value-type="string" calcext:value-type="string">
            <text:p>the 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VK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VN" xlink:type="simple">Slovenia</text:a> </text:p>
          </table:table-cell>
          <table:table-cell office:value-type="string" calcext:value-type="string">
            <text:p>the Republic of 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VN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LB" xlink:type="simple">Solomon Islands</text:a> 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LB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OM" xlink:type="simple">Somalia</text:a> </text:p>
          </table:table-cell>
          <table:table-cell office:value-type="string" calcext:value-type="string">
            <text:p>the Federal Republic of 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OM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ZAF" xlink:type="simple">South Africa</text:a> </text:p>
          </table:table-cell>
          <table:table-cell office:value-type="string" calcext:value-type="string">
            <text:p>the Republic of 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ZAF</text:p>
          </table:table-cell>
          <table:table-cell office:value-type="float" office:value="202" calcext:value-type="float">
            <text:p>20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SD" xlink:type="simple">South Sudan</text:a> </text:p>
          </table:table-cell>
          <table:table-cell office:value-type="string" calcext:value-type="string">
            <text:p>the Republic of 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SD</text:p>
          </table:table-cell>
          <table:table-cell office:value-type="float" office:value="277" calcext:value-type="float">
            <text:p>2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ESP" xlink:type="simple">Spain</text:a> </text:p>
          </table:table-cell>
          <table:table-cell office:value-type="string" calcext:value-type="string">
            <text:p>the Kingdom of 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SP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http://www.fao.org/countryprofiles/index/en/?iso3=LKA" xlink:type="simple">Sri Lanka</text:a> </text:p>
          </table:table-cell>
          <table:table-cell office:value-type="string" calcext:value-type="string">
            <text:p>the Democratic Socialist Republic of 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KA</text:p>
          </table:table-cell>
          <table:table-cell office:value-type="float" office:value="38" calcext:value-type="float">
            <text:p>3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DN" xlink:type="simple">Sudan</text:a> </text:p>
          </table:table-cell>
          <table:table-cell office:value-type="string" calcext:value-type="string">
            <text:p>the Republic of the 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SDN</text:p>
          </table:table-cell>
          <table:table-cell office:value-type="float" office:value="276" calcext:value-type="float">
            <text:p>276</text:p>
          </table:table-cell>
          <table:table-cell office:value-type="float" office:value="40764" calcext:value-type="float">
            <text:p>4076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UR" xlink:type="simple">Suriname</text:a> </text:p>
          </table:table-cell>
          <table:table-cell office:value-type="string" calcext:value-type="string">
            <text:p>the Republic of 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UR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WE" xlink:type="simple">Sweden</text:a> </text:p>
          </table:table-cell>
          <table:table-cell office:value-type="string" calcext:value-type="string">
            <text:p>the Kingdom of 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WE</text:p>
          </table:table-cell>
          <table:table-cell office:value-type="float" office:value="210" calcext:value-type="float">
            <text:p>21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CHE" xlink:type="simple">Switzerland</text:a> </text:p>
          </table:table-cell>
          <table:table-cell office:value-type="string" calcext:value-type="string">
            <text:p>the Swiss Confederation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CHE</text:p>
          </table:table-cell>
          <table:table-cell office:value-type="float" office:value="211" calcext:value-type="float">
            <text:p>21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SYR" xlink:type="simple">Syrian Arab Republic</text:a> </text:p>
          </table:table-cell>
          <table:table-cell office:value-type="string" calcext:value-type="string">
            <text:p>the 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YR</text:p>
          </table:table-cell>
          <table:table-cell office:value-type="float" office:value="212" calcext:value-type="float">
            <text:p>2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JK" xlink:type="simple">Tajikistan</text:a> </text:p>
          </table:table-cell>
          <table:table-cell office:value-type="string" calcext:value-type="string">
            <text:p>the Republic of 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JK</text:p>
          </table:table-cell>
          <table:table-cell office:value-type="float" office:value="208" calcext:value-type="float">
            <text:p>20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HA" xlink:type="simple">Thailand</text:a> </text:p>
          </table:table-cell>
          <table:table-cell office:value-type="string" calcext:value-type="string">
            <text:p>the Kingdom of 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HA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LS" xlink:type="simple">Timor-Leste</text:a> </text:p>
          </table:table-cell>
          <table:table-cell office:value-type="string" calcext:value-type="string">
            <text:p>the Democratic Republic of 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TLS</text:p>
          </table:table-cell>
          <table:table-cell office:value-type="float" office:value="176" calcext:value-type="float">
            <text:p>17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GO" xlink:type="simple">Togo</text:a> </text:p>
          </table:table-cell>
          <table:table-cell office:value-type="string" calcext:value-type="string">
            <text:p>the Togolese Republic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GO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KL" xlink:type="simple">Tokelau </text:a> 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K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KL</text:p>
          </table:table-cell>
          <table:table-cell office:value-type="float" office:value="218" calcext:value-type="float">
            <text:p>21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ON" xlink:type="simple">Tonga</text:a> </text:p>
          </table:table-cell>
          <table:table-cell office:value-type="string" calcext:value-type="string">
            <text:p>the Kingdom of 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TON</text:p>
          </table:table-cell>
          <table:table-cell office:value-type="float" office:value="219" calcext:value-type="float">
            <text:p>21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TO" xlink:type="simple">Trinidad and Tobago</text:a> </text:p>
          </table:table-cell>
          <table:table-cell office:value-type="string" calcext:value-type="string">
            <text:p>the Republic of 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TO</text:p>
          </table:table-cell>
          <table:table-cell office:value-type="float" office:value="220" calcext:value-type="float">
            <text:p>2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UN" xlink:type="simple">Tunisia</text:a> </text:p>
          </table:table-cell>
          <table:table-cell office:value-type="string" calcext:value-type="string">
            <text:p>the Republic of 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UN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UR" xlink:type="simple">Turkey</text:a> </text:p>
          </table:table-cell>
          <table:table-cell office:value-type="string" calcext:value-type="string">
            <text:p>the Republic of 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UR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KM" xlink:type="simple">Turkmenistan</text:a> 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TKM</text:p>
          </table:table-cell>
          <table:table-cell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UV" xlink:type="simple">Tuvalu</text:a> 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TUV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://www.fao.org/countryprofiles/index/en/?iso3=UGA" xlink:type="simple">Uganda</text:a> </text:p>
          </table:table-cell>
          <table:table-cell office:value-type="string" calcext:value-type="string">
            <text:p>the Republic of 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GA</text:p>
          </table:table-cell>
          <table:table-cell office:value-type="float" office:value="226" calcext:value-type="float">
            <text:p>22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UKR" xlink:type="simple">Ukraine</text:a>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UKR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ARE" xlink:type="simple">United Arab Emirates</text:a> </text:p>
          </table:table-cell>
          <table:table-cell office:value-type="string" calcext:value-type="string">
            <text:p>the 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RE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http://www.fao.org/countryprofiles/index/en/?iso3=GBR" xlink:type="simple">United Kingdom of Great Britain and Northern Ireland</text:a> </text:p>
          </table:table-cell>
          <table:table-cell office:value-type="string" calcext:value-type="string">
            <text:p>the 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GBR</text:p>
          </table:table-cell>
          <table:table-cell office:value-type="float" office:value="229" calcext:value-type="float">
            <text:p>22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TZA" xlink:type="simple">United Republic of Tanzania</text:a> </text:p>
          </table:table-cell>
          <table:table-cell office:value-type="string" calcext:value-type="string">
            <text:p>the 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TZA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USA" xlink:type="simple">United States of America</text:a> </text:p>
          </table:table-cell>
          <table:table-cell office:value-type="string" calcext:value-type="string">
            <text:p>the 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USA</text:p>
          </table:table-cell>
          <table:table-cell office:value-type="float" office:value="231" calcext:value-type="float">
            <text:p>23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URY" xlink:type="simple">Uruguay</text:a> </text:p>
          </table:table-cell>
          <table:table-cell office:value-type="string" calcext:value-type="string">
            <text:p>the Eastern Republic of 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RY</text:p>
          </table:table-cell>
          <table:table-cell office:value-type="float" office:value="234" calcext:value-type="float">
            <text:p>23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UZB" xlink:type="simple">Uzbekistan</text:a> </text:p>
          </table:table-cell>
          <table:table-cell office:value-type="string" calcext:value-type="string">
            <text:p>the Republic of 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UZB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VUT" xlink:type="simple">Vanuatu</text:a> </text:p>
          </table:table-cell>
          <table:table-cell office:value-type="string" calcext:value-type="string">
            <text:p>the Republic of 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UT</text:p>
          </table:table-cell>
          <table:table-cell office:value-type="float" office:value="155" calcext:value-type="float">
            <text:p>15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VEN" xlink:type="simple">Venezuela (Bolivarian Republic of)</text:a> </text:p>
          </table:table-cell>
          <table:table-cell office:value-type="string" calcext:value-type="string">
            <text:p>the Bolivarian Republic of 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</text:p>
          </table:table-cell>
          <table:table-cell office:value-type="float" office:value="236" calcext:value-type="float">
            <text:p>23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VNM" xlink:type="simple">Viet Nam</text:a> </text:p>
          </table:table-cell>
          <table:table-cell office:value-type="string" calcext:value-type="string">
            <text:p>the Socialist Republic of 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VNM</text:p>
          </table:table-cell>
          <table:table-cell office:value-type="float" office:value="237" calcext:value-type="float">
            <text:p>23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YEM" xlink:type="simple">Yemen</text:a> </text:p>
          </table:table-cell>
          <table:table-cell office:value-type="string" calcext:value-type="string">
            <text:p>the Republic of 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YEM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ZMB" xlink:type="simple">Zambia</text:a> </text:p>
          </table:table-cell>
          <table:table-cell office:value-type="string" calcext:value-type="string">
            <text:p>the Republic of 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ZMB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<text:a xlink:href="http://www.fao.org/countryprofiles/index/en/?iso3=ZWE" xlink:type="simple">Zimbabwe</text:a> </text:p>
          </table:table-cell>
          <table:table-cell office:value-type="string" calcext:value-type="string">
            <text:p>the Republic of 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ZWE</text:p>
          </table:table-cell>
          <table:table-cell office:value-type="float" office:value="181" calcext:value-type="float">
            <text:p>181</text:p>
          </table:table-cell>
          <table:table-cell office:value-type="float" office:value="271" calcext:value-type="float">
            <text:p>271</text:p>
          </table:table-cell>
        </table:table-row>
      </table:table>
      <table:table table:name="Sheet3" table:style-name="ta1">
        <table:table-column table:style-name="co6" table:default-cell-style-name="ce2"/>
        <table:table-column table:style-name="co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存在有無</text:p>
          </table:table-cell>
        </table:table-row>
        <table:table-row table:style-name="ro1">
          <table:table-cell table:style-name="Default" office:value-type="string" calcext:value-type="string">
            <text:p>Afghanistan</text:p>
          </table:table-cell>
          <table:table-cell table:formula="of:=IF(ISNUMBER(SEARCH(&quot; &quot;;[.A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Åland Islands</text:p>
          </table:table-cell>
          <table:table-cell table:formula="of:=IF(ISNUMBER(SEARCH(&quot; &quot;;[.A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Albania</text:p>
          </table:table-cell>
          <table:table-cell table:formula="of:=IF(ISNUMBER(SEARCH(&quot; &quot;;[.A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lgeria</text:p>
          </table:table-cell>
          <table:table-cell table:formula="of:=IF(ISNUMBER(SEARCH(&quot; &quot;;[.A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merican Samoa</text:p>
          </table:table-cell>
          <table:table-cell table:formula="of:=IF(ISNUMBER(SEARCH(&quot; &quot;;[.A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Andorra</text:p>
          </table:table-cell>
          <table:table-cell table:formula="of:=IF(ISNUMBER(SEARCH(&quot; &quot;;[.A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ngola</text:p>
          </table:table-cell>
          <table:table-cell table:formula="of:=IF(ISNUMBER(SEARCH(&quot; &quot;;[.A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nguilla</text:p>
          </table:table-cell>
          <table:table-cell table:formula="of:=IF(ISNUMBER(SEARCH(&quot; &quot;;[.A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ntarctica</text:p>
          </table:table-cell>
          <table:table-cell table:formula="of:=IF(ISNUMBER(SEARCH(&quot; &quot;;[.A1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ntigua and Barbuda</text:p>
          </table:table-cell>
          <table:table-cell table:formula="of:=IF(ISNUMBER(SEARCH(&quot; &quot;;[.A1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Argentina</text:p>
          </table:table-cell>
          <table:table-cell table:formula="of:=IF(ISNUMBER(SEARCH(&quot; &quot;;[.A1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rmenia</text:p>
          </table:table-cell>
          <table:table-cell table:formula="of:=IF(ISNUMBER(SEARCH(&quot; &quot;;[.A1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ruba</text:p>
          </table:table-cell>
          <table:table-cell table:formula="of:=IF(ISNUMBER(SEARCH(&quot; &quot;;[.A1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ustralia</text:p>
          </table:table-cell>
          <table:table-cell table:formula="of:=IF(ISNUMBER(SEARCH(&quot; &quot;;[.A1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ustria</text:p>
          </table:table-cell>
          <table:table-cell table:formula="of:=IF(ISNUMBER(SEARCH(&quot; &quot;;[.A1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Azerbaijan</text:p>
          </table:table-cell>
          <table:table-cell table:formula="of:=IF(ISNUMBER(SEARCH(&quot; &quot;;[.A1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ahamas</text:p>
          </table:table-cell>
          <table:table-cell table:formula="of:=IF(ISNUMBER(SEARCH(&quot; &quot;;[.A1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ahrain</text:p>
          </table:table-cell>
          <table:table-cell table:formula="of:=IF(ISNUMBER(SEARCH(&quot; &quot;;[.A1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angladesh</text:p>
          </table:table-cell>
          <table:table-cell table:formula="of:=IF(ISNUMBER(SEARCH(&quot; &quot;;[.A2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arbados</text:p>
          </table:table-cell>
          <table:table-cell table:formula="of:=IF(ISNUMBER(SEARCH(&quot; &quot;;[.A2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elarus</text:p>
          </table:table-cell>
          <table:table-cell table:formula="of:=IF(ISNUMBER(SEARCH(&quot; &quot;;[.A2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elgium</text:p>
          </table:table-cell>
          <table:table-cell table:formula="of:=IF(ISNUMBER(SEARCH(&quot; &quot;;[.A2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elize</text:p>
          </table:table-cell>
          <table:table-cell table:formula="of:=IF(ISNUMBER(SEARCH(&quot; &quot;;[.A2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enin</text:p>
          </table:table-cell>
          <table:table-cell table:formula="of:=IF(ISNUMBER(SEARCH(&quot; &quot;;[.A2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ermuda</text:p>
          </table:table-cell>
          <table:table-cell table:formula="of:=IF(ISNUMBER(SEARCH(&quot; &quot;;[.A2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hutan</text:p>
          </table:table-cell>
          <table:table-cell table:formula="of:=IF(ISNUMBER(SEARCH(&quot; &quot;;[.A2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olivia (Plurinational State of)</text:p>
          </table:table-cell>
          <table:table-cell table:formula="of:=IF(ISNUMBER(SEARCH(&quot; &quot;;[.A2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Bonaire, Sint Eustatius and Saba</text:p>
          </table:table-cell>
          <table:table-cell table:formula="of:=IF(ISNUMBER(SEARCH(&quot; &quot;;[.A2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Bosnia and Herzegovina</text:p>
          </table:table-cell>
          <table:table-cell table:formula="of:=IF(ISNUMBER(SEARCH(&quot; &quot;;[.A3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Botswana</text:p>
          </table:table-cell>
          <table:table-cell table:formula="of:=IF(ISNUMBER(SEARCH(&quot; &quot;;[.A3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ouvet Island</text:p>
          </table:table-cell>
          <table:table-cell table:formula="of:=IF(ISNUMBER(SEARCH(&quot; &quot;;[.A3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Brazil</text:p>
          </table:table-cell>
          <table:table-cell table:formula="of:=IF(ISNUMBER(SEARCH(&quot; &quot;;[.A3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ritish Indian Ocean Territory</text:p>
          </table:table-cell>
          <table:table-cell table:formula="of:=IF(ISNUMBER(SEARCH(&quot; &quot;;[.A3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Brunei Darussalam</text:p>
          </table:table-cell>
          <table:table-cell table:formula="of:=IF(ISNUMBER(SEARCH(&quot; &quot;;[.A3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Bulgaria</text:p>
          </table:table-cell>
          <table:table-cell table:formula="of:=IF(ISNUMBER(SEARCH(&quot; &quot;;[.A3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Burkina Faso</text:p>
          </table:table-cell>
          <table:table-cell table:formula="of:=IF(ISNUMBER(SEARCH(&quot; &quot;;[.A3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Burundi</text:p>
          </table:table-cell>
          <table:table-cell table:formula="of:=IF(ISNUMBER(SEARCH(&quot; &quot;;[.A3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abo Verde</text:p>
          </table:table-cell>
          <table:table-cell table:formula="of:=IF(ISNUMBER(SEARCH(&quot; &quot;;[.A3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ambodia</text:p>
          </table:table-cell>
          <table:table-cell table:formula="of:=IF(ISNUMBER(SEARCH(&quot; &quot;;[.A4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ameroon</text:p>
          </table:table-cell>
          <table:table-cell table:formula="of:=IF(ISNUMBER(SEARCH(&quot; &quot;;[.A4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anada</text:p>
          </table:table-cell>
          <table:table-cell table:formula="of:=IF(ISNUMBER(SEARCH(&quot; &quot;;[.A4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ayman Islands</text:p>
          </table:table-cell>
          <table:table-cell table:formula="of:=IF(ISNUMBER(SEARCH(&quot; &quot;;[.A4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entral African Republic</text:p>
          </table:table-cell>
          <table:table-cell table:formula="of:=IF(ISNUMBER(SEARCH(&quot; &quot;;[.A4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had</text:p>
          </table:table-cell>
          <table:table-cell table:formula="of:=IF(ISNUMBER(SEARCH(&quot; &quot;;[.A4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hile</text:p>
          </table:table-cell>
          <table:table-cell table:formula="of:=IF(ISNUMBER(SEARCH(&quot; &quot;;[.A4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hina</text:p>
          </table:table-cell>
          <table:table-cell table:formula="of:=IF(ISNUMBER(SEARCH(&quot; &quot;;[.A4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hristmas Island</text:p>
          </table:table-cell>
          <table:table-cell table:formula="of:=IF(ISNUMBER(SEARCH(&quot; &quot;;[.A4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ocos (Keeling) Islands</text:p>
          </table:table-cell>
          <table:table-cell table:formula="of:=IF(ISNUMBER(SEARCH(&quot; &quot;;[.A4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olombia</text:p>
          </table:table-cell>
          <table:table-cell table:formula="of:=IF(ISNUMBER(SEARCH(&quot; &quot;;[.A5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omoros</text:p>
          </table:table-cell>
          <table:table-cell table:formula="of:=IF(ISNUMBER(SEARCH(&quot; &quot;;[.A5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ongo</text:p>
          </table:table-cell>
          <table:table-cell table:formula="of:=IF(ISNUMBER(SEARCH(&quot; &quot;;[.A5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ongo, Democratic Republic of the</text:p>
          </table:table-cell>
          <table:table-cell table:formula="of:=IF(ISNUMBER(SEARCH(&quot; &quot;;[.A5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ook Islands</text:p>
          </table:table-cell>
          <table:table-cell table:formula="of:=IF(ISNUMBER(SEARCH(&quot; &quot;;[.A5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osta Rica</text:p>
          </table:table-cell>
          <table:table-cell table:formula="of:=IF(ISNUMBER(SEARCH(&quot; &quot;;[.A5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ôte d'Ivoire</text:p>
          </table:table-cell>
          <table:table-cell table:formula="of:=IF(ISNUMBER(SEARCH(&quot; &quot;;[.A5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Croatia</text:p>
          </table:table-cell>
          <table:table-cell table:formula="of:=IF(ISNUMBER(SEARCH(&quot; &quot;;[.A5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uba</text:p>
          </table:table-cell>
          <table:table-cell table:formula="of:=IF(ISNUMBER(SEARCH(&quot; &quot;;[.A5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uraçao</text:p>
          </table:table-cell>
          <table:table-cell table:formula="of:=IF(ISNUMBER(SEARCH(&quot; &quot;;[.A5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yprus</text:p>
          </table:table-cell>
          <table:table-cell table:formula="of:=IF(ISNUMBER(SEARCH(&quot; &quot;;[.A6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Czechia</text:p>
          </table:table-cell>
          <table:table-cell table:formula="of:=IF(ISNUMBER(SEARCH(&quot; &quot;;[.A6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Denmark</text:p>
          </table:table-cell>
          <table:table-cell table:formula="of:=IF(ISNUMBER(SEARCH(&quot; &quot;;[.A6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Djibouti</text:p>
          </table:table-cell>
          <table:table-cell table:formula="of:=IF(ISNUMBER(SEARCH(&quot; &quot;;[.A6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Dominica</text:p>
          </table:table-cell>
          <table:table-cell table:formula="of:=IF(ISNUMBER(SEARCH(&quot; &quot;;[.A6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Dominican Republic</text:p>
          </table:table-cell>
          <table:table-cell table:formula="of:=IF(ISNUMBER(SEARCH(&quot; &quot;;[.A6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Ecuador</text:p>
          </table:table-cell>
          <table:table-cell table:formula="of:=IF(ISNUMBER(SEARCH(&quot; &quot;;[.A6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Egypt</text:p>
          </table:table-cell>
          <table:table-cell table:formula="of:=IF(ISNUMBER(SEARCH(&quot; &quot;;[.A6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El Salvador</text:p>
          </table:table-cell>
          <table:table-cell table:formula="of:=IF(ISNUMBER(SEARCH(&quot; &quot;;[.A6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Equatorial Guinea</text:p>
          </table:table-cell>
          <table:table-cell table:formula="of:=IF(ISNUMBER(SEARCH(&quot; &quot;;[.A6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Eritrea</text:p>
          </table:table-cell>
          <table:table-cell table:formula="of:=IF(ISNUMBER(SEARCH(&quot; &quot;;[.A7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Estonia</text:p>
          </table:table-cell>
          <table:table-cell table:formula="of:=IF(ISNUMBER(SEARCH(&quot; &quot;;[.A7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Eswatini</text:p>
          </table:table-cell>
          <table:table-cell table:formula="of:=IF(ISNUMBER(SEARCH(&quot; &quot;;[.A7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Ethiopia</text:p>
          </table:table-cell>
          <table:table-cell table:formula="of:=IF(ISNUMBER(SEARCH(&quot; &quot;;[.A7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Falkland Islands (Malvinas)</text:p>
          </table:table-cell>
          <table:table-cell table:formula="of:=IF(ISNUMBER(SEARCH(&quot; &quot;;[.A7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Faroe Islands</text:p>
          </table:table-cell>
          <table:table-cell table:formula="of:=IF(ISNUMBER(SEARCH(&quot; &quot;;[.A7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Fiji</text:p>
          </table:table-cell>
          <table:table-cell table:formula="of:=IF(ISNUMBER(SEARCH(&quot; &quot;;[.A7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Finland</text:p>
          </table:table-cell>
          <table:table-cell table:formula="of:=IF(ISNUMBER(SEARCH(&quot; &quot;;[.A7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France</text:p>
          </table:table-cell>
          <table:table-cell table:formula="of:=IF(ISNUMBER(SEARCH(&quot; &quot;;[.A7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French Guiana</text:p>
          </table:table-cell>
          <table:table-cell table:formula="of:=IF(ISNUMBER(SEARCH(&quot; &quot;;[.A7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French Polynesia</text:p>
          </table:table-cell>
          <table:table-cell table:formula="of:=IF(ISNUMBER(SEARCH(&quot; &quot;;[.A8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French Southern Territories</text:p>
          </table:table-cell>
          <table:table-cell table:formula="of:=IF(ISNUMBER(SEARCH(&quot; &quot;;[.A8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Gabon</text:p>
          </table:table-cell>
          <table:table-cell table:formula="of:=IF(ISNUMBER(SEARCH(&quot; &quot;;[.A8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ambia</text:p>
          </table:table-cell>
          <table:table-cell table:formula="of:=IF(ISNUMBER(SEARCH(&quot; &quot;;[.A8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eorgia</text:p>
          </table:table-cell>
          <table:table-cell table:formula="of:=IF(ISNUMBER(SEARCH(&quot; &quot;;[.A8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ermany</text:p>
          </table:table-cell>
          <table:table-cell table:formula="of:=IF(ISNUMBER(SEARCH(&quot; &quot;;[.A8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hana</text:p>
          </table:table-cell>
          <table:table-cell table:formula="of:=IF(ISNUMBER(SEARCH(&quot; &quot;;[.A8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ibraltar</text:p>
          </table:table-cell>
          <table:table-cell table:formula="of:=IF(ISNUMBER(SEARCH(&quot; &quot;;[.A8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reece</text:p>
          </table:table-cell>
          <table:table-cell table:formula="of:=IF(ISNUMBER(SEARCH(&quot; &quot;;[.A8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reenland</text:p>
          </table:table-cell>
          <table:table-cell table:formula="of:=IF(ISNUMBER(SEARCH(&quot; &quot;;[.A8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renada</text:p>
          </table:table-cell>
          <table:table-cell table:formula="of:=IF(ISNUMBER(SEARCH(&quot; &quot;;[.A9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uadeloupe</text:p>
          </table:table-cell>
          <table:table-cell table:formula="of:=IF(ISNUMBER(SEARCH(&quot; &quot;;[.A9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uam</text:p>
          </table:table-cell>
          <table:table-cell table:formula="of:=IF(ISNUMBER(SEARCH(&quot; &quot;;[.A9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uatemala</text:p>
          </table:table-cell>
          <table:table-cell table:formula="of:=IF(ISNUMBER(SEARCH(&quot; &quot;;[.A9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uernsey</text:p>
          </table:table-cell>
          <table:table-cell table:formula="of:=IF(ISNUMBER(SEARCH(&quot; &quot;;[.A9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uinea</text:p>
          </table:table-cell>
          <table:table-cell table:formula="of:=IF(ISNUMBER(SEARCH(&quot; &quot;;[.A9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uinea-Bissau</text:p>
          </table:table-cell>
          <table:table-cell table:formula="of:=IF(ISNUMBER(SEARCH(&quot; &quot;;[.A9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Guyana</text:p>
          </table:table-cell>
          <table:table-cell table:formula="of:=IF(ISNUMBER(SEARCH(&quot; &quot;;[.A9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Haiti</text:p>
          </table:table-cell>
          <table:table-cell table:formula="of:=IF(ISNUMBER(SEARCH(&quot; &quot;;[.A9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Heard Island and McDonald Islands</text:p>
          </table:table-cell>
          <table:table-cell table:formula="of:=IF(ISNUMBER(SEARCH(&quot; &quot;;[.A9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Holy See</text:p>
          </table:table-cell>
          <table:table-cell table:formula="of:=IF(ISNUMBER(SEARCH(&quot; &quot;;[.A10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Honduras</text:p>
          </table:table-cell>
          <table:table-cell table:formula="of:=IF(ISNUMBER(SEARCH(&quot; &quot;;[.A10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Hong Kong</text:p>
          </table:table-cell>
          <table:table-cell table:formula="of:=IF(ISNUMBER(SEARCH(&quot; &quot;;[.A10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Hungary</text:p>
          </table:table-cell>
          <table:table-cell table:formula="of:=IF(ISNUMBER(SEARCH(&quot; &quot;;[.A10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Iceland</text:p>
          </table:table-cell>
          <table:table-cell table:formula="of:=IF(ISNUMBER(SEARCH(&quot; &quot;;[.A10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India</text:p>
          </table:table-cell>
          <table:table-cell table:formula="of:=IF(ISNUMBER(SEARCH(&quot; &quot;;[.A10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Indonesia</text:p>
          </table:table-cell>
          <table:table-cell table:formula="of:=IF(ISNUMBER(SEARCH(&quot; &quot;;[.A10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Iran (Islamic Republic of)</text:p>
          </table:table-cell>
          <table:table-cell table:formula="of:=IF(ISNUMBER(SEARCH(&quot; &quot;;[.A10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Iraq</text:p>
          </table:table-cell>
          <table:table-cell table:formula="of:=IF(ISNUMBER(SEARCH(&quot; &quot;;[.A10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Ireland</text:p>
          </table:table-cell>
          <table:table-cell table:formula="of:=IF(ISNUMBER(SEARCH(&quot; &quot;;[.A10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Isle of Man</text:p>
          </table:table-cell>
          <table:table-cell table:formula="of:=IF(ISNUMBER(SEARCH(&quot; &quot;;[.A11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Israel</text:p>
          </table:table-cell>
          <table:table-cell table:formula="of:=IF(ISNUMBER(SEARCH(&quot; &quot;;[.A11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Italy</text:p>
          </table:table-cell>
          <table:table-cell table:formula="of:=IF(ISNUMBER(SEARCH(&quot; &quot;;[.A11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Jamaica</text:p>
          </table:table-cell>
          <table:table-cell table:formula="of:=IF(ISNUMBER(SEARCH(&quot; &quot;;[.A11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Japan</text:p>
          </table:table-cell>
          <table:table-cell table:formula="of:=IF(ISNUMBER(SEARCH(&quot; &quot;;[.A11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Jersey</text:p>
          </table:table-cell>
          <table:table-cell table:formula="of:=IF(ISNUMBER(SEARCH(&quot; &quot;;[.A11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Jordan</text:p>
          </table:table-cell>
          <table:table-cell table:formula="of:=IF(ISNUMBER(SEARCH(&quot; &quot;;[.A11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Kazakhstan</text:p>
          </table:table-cell>
          <table:table-cell table:formula="of:=IF(ISNUMBER(SEARCH(&quot; &quot;;[.A11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Kenya</text:p>
          </table:table-cell>
          <table:table-cell table:formula="of:=IF(ISNUMBER(SEARCH(&quot; &quot;;[.A11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Kiribati</text:p>
          </table:table-cell>
          <table:table-cell table:formula="of:=IF(ISNUMBER(SEARCH(&quot; &quot;;[.A11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Korea (Democratic People's Republic of)</text:p>
          </table:table-cell>
          <table:table-cell table:formula="of:=IF(ISNUMBER(SEARCH(&quot; &quot;;[.A12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Korea, Republic of</text:p>
          </table:table-cell>
          <table:table-cell table:formula="of:=IF(ISNUMBER(SEARCH(&quot; &quot;;[.A12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Kuwait</text:p>
          </table:table-cell>
          <table:table-cell table:formula="of:=IF(ISNUMBER(SEARCH(&quot; &quot;;[.A12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Kyrgyzstan</text:p>
          </table:table-cell>
          <table:table-cell table:formula="of:=IF(ISNUMBER(SEARCH(&quot; &quot;;[.A12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ao People's Democratic Republic</text:p>
          </table:table-cell>
          <table:table-cell table:formula="of:=IF(ISNUMBER(SEARCH(&quot; &quot;;[.A12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Latvia</text:p>
          </table:table-cell>
          <table:table-cell table:formula="of:=IF(ISNUMBER(SEARCH(&quot; &quot;;[.A12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ebanon</text:p>
          </table:table-cell>
          <table:table-cell table:formula="of:=IF(ISNUMBER(SEARCH(&quot; &quot;;[.A12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esotho</text:p>
          </table:table-cell>
          <table:table-cell table:formula="of:=IF(ISNUMBER(SEARCH(&quot; &quot;;[.A12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iberia</text:p>
          </table:table-cell>
          <table:table-cell table:formula="of:=IF(ISNUMBER(SEARCH(&quot; &quot;;[.A12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ibya</text:p>
          </table:table-cell>
          <table:table-cell table:formula="of:=IF(ISNUMBER(SEARCH(&quot; &quot;;[.A12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iechtenstein</text:p>
          </table:table-cell>
          <table:table-cell table:formula="of:=IF(ISNUMBER(SEARCH(&quot; &quot;;[.A13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ithuania</text:p>
          </table:table-cell>
          <table:table-cell table:formula="of:=IF(ISNUMBER(SEARCH(&quot; &quot;;[.A13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Luxembourg</text:p>
          </table:table-cell>
          <table:table-cell table:formula="of:=IF(ISNUMBER(SEARCH(&quot; &quot;;[.A13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cao</text:p>
          </table:table-cell>
          <table:table-cell table:formula="of:=IF(ISNUMBER(SEARCH(&quot; &quot;;[.A13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dagascar</text:p>
          </table:table-cell>
          <table:table-cell table:formula="of:=IF(ISNUMBER(SEARCH(&quot; &quot;;[.A13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lawi</text:p>
          </table:table-cell>
          <table:table-cell table:formula="of:=IF(ISNUMBER(SEARCH(&quot; &quot;;[.A13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laysia</text:p>
          </table:table-cell>
          <table:table-cell table:formula="of:=IF(ISNUMBER(SEARCH(&quot; &quot;;[.A13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ldives</text:p>
          </table:table-cell>
          <table:table-cell table:formula="of:=IF(ISNUMBER(SEARCH(&quot; &quot;;[.A13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li</text:p>
          </table:table-cell>
          <table:table-cell table:formula="of:=IF(ISNUMBER(SEARCH(&quot; &quot;;[.A13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lta</text:p>
          </table:table-cell>
          <table:table-cell table:formula="of:=IF(ISNUMBER(SEARCH(&quot; &quot;;[.A13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rshall Islands</text:p>
          </table:table-cell>
          <table:table-cell table:formula="of:=IF(ISNUMBER(SEARCH(&quot; &quot;;[.A14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Martinique</text:p>
          </table:table-cell>
          <table:table-cell table:formula="of:=IF(ISNUMBER(SEARCH(&quot; &quot;;[.A14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uritania</text:p>
          </table:table-cell>
          <table:table-cell table:formula="of:=IF(ISNUMBER(SEARCH(&quot; &quot;;[.A14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uritius</text:p>
          </table:table-cell>
          <table:table-cell table:formula="of:=IF(ISNUMBER(SEARCH(&quot; &quot;;[.A14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ayotte</text:p>
          </table:table-cell>
          <table:table-cell table:formula="of:=IF(ISNUMBER(SEARCH(&quot; &quot;;[.A14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exico</text:p>
          </table:table-cell>
          <table:table-cell table:formula="of:=IF(ISNUMBER(SEARCH(&quot; &quot;;[.A14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icronesia (Federated States of)</text:p>
          </table:table-cell>
          <table:table-cell table:formula="of:=IF(ISNUMBER(SEARCH(&quot; &quot;;[.A14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Moldova, Republic of</text:p>
          </table:table-cell>
          <table:table-cell table:formula="of:=IF(ISNUMBER(SEARCH(&quot; &quot;;[.A14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Monaco</text:p>
          </table:table-cell>
          <table:table-cell table:formula="of:=IF(ISNUMBER(SEARCH(&quot; &quot;;[.A14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ongolia</text:p>
          </table:table-cell>
          <table:table-cell table:formula="of:=IF(ISNUMBER(SEARCH(&quot; &quot;;[.A14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ontenegro</text:p>
          </table:table-cell>
          <table:table-cell table:formula="of:=IF(ISNUMBER(SEARCH(&quot; &quot;;[.A15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ontserrat</text:p>
          </table:table-cell>
          <table:table-cell table:formula="of:=IF(ISNUMBER(SEARCH(&quot; &quot;;[.A15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orocco</text:p>
          </table:table-cell>
          <table:table-cell table:formula="of:=IF(ISNUMBER(SEARCH(&quot; &quot;;[.A15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ozambique</text:p>
          </table:table-cell>
          <table:table-cell table:formula="of:=IF(ISNUMBER(SEARCH(&quot; &quot;;[.A15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Myanmar</text:p>
          </table:table-cell>
          <table:table-cell table:formula="of:=IF(ISNUMBER(SEARCH(&quot; &quot;;[.A15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amibia</text:p>
          </table:table-cell>
          <table:table-cell table:formula="of:=IF(ISNUMBER(SEARCH(&quot; &quot;;[.A15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auru</text:p>
          </table:table-cell>
          <table:table-cell table:formula="of:=IF(ISNUMBER(SEARCH(&quot; &quot;;[.A15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epal</text:p>
          </table:table-cell>
          <table:table-cell table:formula="of:=IF(ISNUMBER(SEARCH(&quot; &quot;;[.A15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etherlands</text:p>
          </table:table-cell>
          <table:table-cell table:formula="of:=IF(ISNUMBER(SEARCH(&quot; &quot;;[.A15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ew Caledonia</text:p>
          </table:table-cell>
          <table:table-cell table:formula="of:=IF(ISNUMBER(SEARCH(&quot; &quot;;[.A15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New Zealand</text:p>
          </table:table-cell>
          <table:table-cell table:formula="of:=IF(ISNUMBER(SEARCH(&quot; &quot;;[.A16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Nicaragua</text:p>
          </table:table-cell>
          <table:table-cell table:formula="of:=IF(ISNUMBER(SEARCH(&quot; &quot;;[.A16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iger</text:p>
          </table:table-cell>
          <table:table-cell table:formula="of:=IF(ISNUMBER(SEARCH(&quot; &quot;;[.A16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igeria</text:p>
          </table:table-cell>
          <table:table-cell table:formula="of:=IF(ISNUMBER(SEARCH(&quot; &quot;;[.A16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iue</text:p>
          </table:table-cell>
          <table:table-cell table:formula="of:=IF(ISNUMBER(SEARCH(&quot; &quot;;[.A16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Norfolk Island</text:p>
          </table:table-cell>
          <table:table-cell table:formula="of:=IF(ISNUMBER(SEARCH(&quot; &quot;;[.A16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North Macedonia</text:p>
          </table:table-cell>
          <table:table-cell table:formula="of:=IF(ISNUMBER(SEARCH(&quot; &quot;;[.A16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Northern Mariana Islands</text:p>
          </table:table-cell>
          <table:table-cell table:formula="of:=IF(ISNUMBER(SEARCH(&quot; &quot;;[.A16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Norway</text:p>
          </table:table-cell>
          <table:table-cell table:formula="of:=IF(ISNUMBER(SEARCH(&quot; &quot;;[.A16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Oman</text:p>
          </table:table-cell>
          <table:table-cell table:formula="of:=IF(ISNUMBER(SEARCH(&quot; &quot;;[.A16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akistan</text:p>
          </table:table-cell>
          <table:table-cell table:formula="of:=IF(ISNUMBER(SEARCH(&quot; &quot;;[.A17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alau</text:p>
          </table:table-cell>
          <table:table-cell table:formula="of:=IF(ISNUMBER(SEARCH(&quot; &quot;;[.A17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alestine, State of</text:p>
          </table:table-cell>
          <table:table-cell table:formula="of:=IF(ISNUMBER(SEARCH(&quot; &quot;;[.A17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Panama</text:p>
          </table:table-cell>
          <table:table-cell table:formula="of:=IF(ISNUMBER(SEARCH(&quot; &quot;;[.A17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apua New Guinea</text:p>
          </table:table-cell>
          <table:table-cell table:formula="of:=IF(ISNUMBER(SEARCH(&quot; &quot;;[.A17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Paraguay</text:p>
          </table:table-cell>
          <table:table-cell table:formula="of:=IF(ISNUMBER(SEARCH(&quot; &quot;;[.A17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eru</text:p>
          </table:table-cell>
          <table:table-cell table:formula="of:=IF(ISNUMBER(SEARCH(&quot; &quot;;[.A17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hilippines</text:p>
          </table:table-cell>
          <table:table-cell table:formula="of:=IF(ISNUMBER(SEARCH(&quot; &quot;;[.A17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itcairn</text:p>
          </table:table-cell>
          <table:table-cell table:formula="of:=IF(ISNUMBER(SEARCH(&quot; &quot;;[.A17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oland</text:p>
          </table:table-cell>
          <table:table-cell table:formula="of:=IF(ISNUMBER(SEARCH(&quot; &quot;;[.A17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ortugal</text:p>
          </table:table-cell>
          <table:table-cell table:formula="of:=IF(ISNUMBER(SEARCH(&quot; &quot;;[.A18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Puerto Rico</text:p>
          </table:table-cell>
          <table:table-cell table:formula="of:=IF(ISNUMBER(SEARCH(&quot; &quot;;[.A18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Qatar</text:p>
          </table:table-cell>
          <table:table-cell table:formula="of:=IF(ISNUMBER(SEARCH(&quot; &quot;;[.A18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Réunion</text:p>
          </table:table-cell>
          <table:table-cell table:formula="of:=IF(ISNUMBER(SEARCH(&quot; &quot;;[.A18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Romania</text:p>
          </table:table-cell>
          <table:table-cell table:formula="of:=IF(ISNUMBER(SEARCH(&quot; &quot;;[.A18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Russian Federation</text:p>
          </table:table-cell>
          <table:table-cell table:formula="of:=IF(ISNUMBER(SEARCH(&quot; &quot;;[.A18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Rwanda</text:p>
          </table:table-cell>
          <table:table-cell table:formula="of:=IF(ISNUMBER(SEARCH(&quot; &quot;;[.A18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aint Barthélemy</text:p>
          </table:table-cell>
          <table:table-cell table:formula="of:=IF(ISNUMBER(SEARCH(&quot; &quot;;[.A18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int Helena, Ascension and Tristan da Cunha</text:p>
          </table:table-cell>
          <table:table-cell table:formula="of:=IF(ISNUMBER(SEARCH(&quot; &quot;;[.A18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int Kitts and Nevis</text:p>
          </table:table-cell>
          <table:table-cell table:formula="of:=IF(ISNUMBER(SEARCH(&quot; &quot;;[.A18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int Lucia</text:p>
          </table:table-cell>
          <table:table-cell table:formula="of:=IF(ISNUMBER(SEARCH(&quot; &quot;;[.A19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int Martin (French part)</text:p>
          </table:table-cell>
          <table:table-cell table:formula="of:=IF(ISNUMBER(SEARCH(&quot; &quot;;[.A19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int Pierre and Miquelon</text:p>
          </table:table-cell>
          <table:table-cell table:formula="of:=IF(ISNUMBER(SEARCH(&quot; &quot;;[.A19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int Vincent and the Grenadines</text:p>
          </table:table-cell>
          <table:table-cell table:formula="of:=IF(ISNUMBER(SEARCH(&quot; &quot;;[.A19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moa</text:p>
          </table:table-cell>
          <table:table-cell table:formula="of:=IF(ISNUMBER(SEARCH(&quot; &quot;;[.A19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an Marino</text:p>
          </table:table-cell>
          <table:table-cell table:formula="of:=IF(ISNUMBER(SEARCH(&quot; &quot;;[.A19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o Tome and Principe</text:p>
          </table:table-cell>
          <table:table-cell table:formula="of:=IF(ISNUMBER(SEARCH(&quot; &quot;;[.A19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audi Arabia</text:p>
          </table:table-cell>
          <table:table-cell table:formula="of:=IF(ISNUMBER(SEARCH(&quot; &quot;;[.A19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enegal</text:p>
          </table:table-cell>
          <table:table-cell table:formula="of:=IF(ISNUMBER(SEARCH(&quot; &quot;;[.A19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erbia</text:p>
          </table:table-cell>
          <table:table-cell table:formula="of:=IF(ISNUMBER(SEARCH(&quot; &quot;;[.A19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eychelles</text:p>
          </table:table-cell>
          <table:table-cell table:formula="of:=IF(ISNUMBER(SEARCH(&quot; &quot;;[.A20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ierra Leone</text:p>
          </table:table-cell>
          <table:table-cell table:formula="of:=IF(ISNUMBER(SEARCH(&quot; &quot;;[.A20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ingapore</text:p>
          </table:table-cell>
          <table:table-cell table:formula="of:=IF(ISNUMBER(SEARCH(&quot; &quot;;[.A20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int Maarten (Dutch part)</text:p>
          </table:table-cell>
          <table:table-cell table:formula="of:=IF(ISNUMBER(SEARCH(&quot; &quot;;[.A20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lovakia</text:p>
          </table:table-cell>
          <table:table-cell table:formula="of:=IF(ISNUMBER(SEARCH(&quot; &quot;;[.A20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lovenia</text:p>
          </table:table-cell>
          <table:table-cell table:formula="of:=IF(ISNUMBER(SEARCH(&quot; &quot;;[.A20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olomon Islands</text:p>
          </table:table-cell>
          <table:table-cell table:formula="of:=IF(ISNUMBER(SEARCH(&quot; &quot;;[.A20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omalia</text:p>
          </table:table-cell>
          <table:table-cell table:formula="of:=IF(ISNUMBER(SEARCH(&quot; &quot;;[.A20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outh Africa</text:p>
          </table:table-cell>
          <table:table-cell table:formula="of:=IF(ISNUMBER(SEARCH(&quot; &quot;;[.A20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outh Georgia and the South Sandwich Islands</text:p>
          </table:table-cell>
          <table:table-cell table:formula="of:=IF(ISNUMBER(SEARCH(&quot; &quot;;[.A20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outh Sudan</text:p>
          </table:table-cell>
          <table:table-cell table:formula="of:=IF(ISNUMBER(SEARCH(&quot; &quot;;[.A21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pain</text:p>
          </table:table-cell>
          <table:table-cell table:formula="of:=IF(ISNUMBER(SEARCH(&quot; &quot;;[.A21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ri Lanka</text:p>
          </table:table-cell>
          <table:table-cell table:formula="of:=IF(ISNUMBER(SEARCH(&quot; &quot;;[.A21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udan</text:p>
          </table:table-cell>
          <table:table-cell table:formula="of:=IF(ISNUMBER(SEARCH(&quot; &quot;;[.A21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uriname</text:p>
          </table:table-cell>
          <table:table-cell table:formula="of:=IF(ISNUMBER(SEARCH(&quot; &quot;;[.A21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valbard and Jan Mayen</text:p>
          </table:table-cell>
          <table:table-cell table:formula="of:=IF(ISNUMBER(SEARCH(&quot; &quot;;[.A21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Sweden</text:p>
          </table:table-cell>
          <table:table-cell table:formula="of:=IF(ISNUMBER(SEARCH(&quot; &quot;;[.A21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witzerland</text:p>
          </table:table-cell>
          <table:table-cell table:formula="of:=IF(ISNUMBER(SEARCH(&quot; &quot;;[.A21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Syrian Arab Republic</text:p>
          </table:table-cell>
          <table:table-cell table:formula="of:=IF(ISNUMBER(SEARCH(&quot; &quot;;[.A21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Taiwan, Province of China</text:p>
          </table:table-cell>
          <table:table-cell table:formula="of:=IF(ISNUMBER(SEARCH(&quot; &quot;;[.A21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Tajikistan</text:p>
          </table:table-cell>
          <table:table-cell table:formula="of:=IF(ISNUMBER(SEARCH(&quot; &quot;;[.A22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anzania, United Republic of</text:p>
          </table:table-cell>
          <table:table-cell table:formula="of:=IF(ISNUMBER(SEARCH(&quot; &quot;;[.A22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Thailand</text:p>
          </table:table-cell>
          <table:table-cell table:formula="of:=IF(ISNUMBER(SEARCH(&quot; &quot;;[.A22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imor-Leste</text:p>
          </table:table-cell>
          <table:table-cell table:formula="of:=IF(ISNUMBER(SEARCH(&quot; &quot;;[.A22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ogo</text:p>
          </table:table-cell>
          <table:table-cell table:formula="of:=IF(ISNUMBER(SEARCH(&quot; &quot;;[.A22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okelau</text:p>
          </table:table-cell>
          <table:table-cell table:formula="of:=IF(ISNUMBER(SEARCH(&quot; &quot;;[.A22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onga</text:p>
          </table:table-cell>
          <table:table-cell table:formula="of:=IF(ISNUMBER(SEARCH(&quot; &quot;;[.A22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rinidad and Tobago</text:p>
          </table:table-cell>
          <table:table-cell table:formula="of:=IF(ISNUMBER(SEARCH(&quot; &quot;;[.A22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Tunisia</text:p>
          </table:table-cell>
          <table:table-cell table:formula="of:=IF(ISNUMBER(SEARCH(&quot; &quot;;[.A22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urkey</text:p>
          </table:table-cell>
          <table:table-cell table:formula="of:=IF(ISNUMBER(SEARCH(&quot; &quot;;[.A22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urkmenistan</text:p>
          </table:table-cell>
          <table:table-cell table:formula="of:=IF(ISNUMBER(SEARCH(&quot; &quot;;[.A23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Turks and Caicos Islands</text:p>
          </table:table-cell>
          <table:table-cell table:formula="of:=IF(ISNUMBER(SEARCH(&quot; &quot;;[.A23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Tuvalu</text:p>
          </table:table-cell>
          <table:table-cell table:formula="of:=IF(ISNUMBER(SEARCH(&quot; &quot;;[.A23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Uganda</text:p>
          </table:table-cell>
          <table:table-cell table:formula="of:=IF(ISNUMBER(SEARCH(&quot; &quot;;[.A23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Ukraine</text:p>
          </table:table-cell>
          <table:table-cell table:formula="of:=IF(ISNUMBER(SEARCH(&quot; &quot;;[.A23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United Arab Emirates</text:p>
          </table:table-cell>
          <table:table-cell table:formula="of:=IF(ISNUMBER(SEARCH(&quot; &quot;;[.A23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United Kingdom of Great Britain and Northern Ireland</text:p>
          </table:table-cell>
          <table:table-cell table:formula="of:=IF(ISNUMBER(SEARCH(&quot; &quot;;[.A23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United States Minor Outlying Islands</text:p>
          </table:table-cell>
          <table:table-cell table:formula="of:=IF(ISNUMBER(SEARCH(&quot; &quot;;[.A23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United States of America</text:p>
          </table:table-cell>
          <table:table-cell table:formula="of:=IF(ISNUMBER(SEARCH(&quot; &quot;;[.A23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Uruguay</text:p>
          </table:table-cell>
          <table:table-cell table:formula="of:=IF(ISNUMBER(SEARCH(&quot; &quot;;[.A23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Uzbekistan</text:p>
          </table:table-cell>
          <table:table-cell table:formula="of:=IF(ISNUMBER(SEARCH(&quot; &quot;;[.A24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Vanuatu</text:p>
          </table:table-cell>
          <table:table-cell table:formula="of:=IF(ISNUMBER(SEARCH(&quot; &quot;;[.A24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Venezuela (Bolivarian Republic of)</text:p>
          </table:table-cell>
          <table:table-cell table:formula="of:=IF(ISNUMBER(SEARCH(&quot; &quot;;[.A24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Viet Nam</text:p>
          </table:table-cell>
          <table:table-cell table:formula="of:=IF(ISNUMBER(SEARCH(&quot; &quot;;[.A24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Virgin Islands (British)</text:p>
          </table:table-cell>
          <table:table-cell table:formula="of:=IF(ISNUMBER(SEARCH(&quot; &quot;;[.A24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Virgin Islands (U.S.)</text:p>
          </table:table-cell>
          <table:table-cell table:formula="of:=IF(ISNUMBER(SEARCH(&quot; &quot;;[.A24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Wallis and Futuna</text:p>
          </table:table-cell>
          <table:table-cell table:formula="of:=IF(ISNUMBER(SEARCH(&quot; &quot;;[.A24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Western Sahara</text:p>
          </table:table-cell>
          <table:table-cell table:formula="of:=IF(ISNUMBER(SEARCH(&quot; &quot;;[.A24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table:style-name="Default" office:value-type="string" calcext:value-type="string">
            <text:p>Yemen</text:p>
          </table:table-cell>
          <table:table-cell table:formula="of:=IF(ISNUMBER(SEARCH(&quot; &quot;;[.A24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Zambia</text:p>
          </table:table-cell>
          <table:table-cell table:formula="of:=IF(ISNUMBER(SEARCH(&quot; &quot;;[.A24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Default" office:value-type="string" calcext:value-type="string">
            <text:p>Zimbabwe</text:p>
          </table:table-cell>
          <table:table-cell table:formula="of:=IF(ISNUMBER(SEARCH(&quot; &quot;;[.A25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table:formula="of:=IF(ISNUMBER(SEARCH(&quot; &quot;;[.A25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table:formula="of:=IF(ISNUMBER(SEARCH(&quot; &quot;;[.A25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table:formula="of:=IF(ISNUMBER(SEARCH(&quot; &quot;;[.A25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table:formula="of:=IF(ISNUMBER(SEARCH(&quot; &quot;;[.A25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formula="of:=IF(ISNUMBER(SEARCH(&quot; &quot;;[.A25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table:formula="of:=IF(ISNUMBER(SEARCH(&quot; &quot;;[.A25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formula="of:=IF(ISNUMBER(SEARCH(&quot; &quot;;[.A25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table:formula="of:=IF(ISNUMBER(SEARCH(&quot; &quot;;[.A25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formula="of:=IF(ISNUMBER(SEARCH(&quot; &quot;;[.A25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formula="of:=IF(ISNUMBER(SEARCH(&quot; &quot;;[.A26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table:formula="of:=IF(ISNUMBER(SEARCH(&quot; &quot;;[.A26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table:formula="of:=IF(ISNUMBER(SEARCH(&quot; &quot;;[.A26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table:formula="of:=IF(ISNUMBER(SEARCH(&quot; &quot;;[.A26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table:formula="of:=IF(ISNUMBER(SEARCH(&quot; &quot;;[.A26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formula="of:=IF(ISNUMBER(SEARCH(&quot; &quot;;[.A26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formula="of:=IF(ISNUMBER(SEARCH(&quot; &quot;;[.A26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formula="of:=IF(ISNUMBER(SEARCH(&quot; &quot;;[.A26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table:formula="of:=IF(ISNUMBER(SEARCH(&quot; &quot;;[.A26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table:formula="of:=IF(ISNUMBER(SEARCH(&quot; &quot;;[.A26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table:formula="of:=IF(ISNUMBER(SEARCH(&quot; &quot;;[.A27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table:formula="of:=IF(ISNUMBER(SEARCH(&quot; &quot;;[.A27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table:formula="of:=IF(ISNUMBER(SEARCH(&quot; &quot;;[.A27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table:formula="of:=IF(ISNUMBER(SEARCH(&quot; &quot;;[.A27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formula="of:=IF(ISNUMBER(SEARCH(&quot; &quot;;[.A27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table:formula="of:=IF(ISNUMBER(SEARCH(&quot; &quot;;[.A27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formula="of:=IF(ISNUMBER(SEARCH(&quot; &quot;;[.A27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table:formula="of:=IF(ISNUMBER(SEARCH(&quot; &quot;;[.A27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table:formula="of:=IF(ISNUMBER(SEARCH(&quot; &quot;;[.A27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formula="of:=IF(ISNUMBER(SEARCH(&quot; &quot;;[.A27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table:formula="of:=IF(ISNUMBER(SEARCH(&quot; &quot;;[.A28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table:formula="of:=IF(ISNUMBER(SEARCH(&quot; &quot;;[.A28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formula="of:=IF(ISNUMBER(SEARCH(&quot; &quot;;[.A28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formula="of:=IF(ISNUMBER(SEARCH(&quot; &quot;;[.A28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table:formula="of:=IF(ISNUMBER(SEARCH(&quot; &quot;;[.A28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table:formula="of:=IF(ISNUMBER(SEARCH(&quot; &quot;;[.A28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formula="of:=IF(ISNUMBER(SEARCH(&quot; &quot;;[.A28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table:formula="of:=IF(ISNUMBER(SEARCH(&quot; &quot;;[.A28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table:formula="of:=IF(ISNUMBER(SEARCH(&quot; &quot;;[.A28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table:formula="of:=IF(ISNUMBER(SEARCH(&quot; &quot;;[.A28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table:formula="of:=IF(ISNUMBER(SEARCH(&quot; &quot;;[.A29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table:formula="of:=IF(ISNUMBER(SEARCH(&quot; &quot;;[.A29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formula="of:=IF(ISNUMBER(SEARCH(&quot; &quot;;[.A29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table:formula="of:=IF(ISNUMBER(SEARCH(&quot; &quot;;[.A29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formula="of:=IF(ISNUMBER(SEARCH(&quot; &quot;;[.A29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table:formula="of:=IF(ISNUMBER(SEARCH(&quot; &quot;;[.A29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table:formula="of:=IF(ISNUMBER(SEARCH(&quot; &quot;;[.A29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table:formula="of:=IF(ISNUMBER(SEARCH(&quot; &quot;;[.A29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table:formula="of:=IF(ISNUMBER(SEARCH(&quot; &quot;;[.A29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formula="of:=IF(ISNUMBER(SEARCH(&quot; &quot;;[.A29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table:formula="of:=IF(ISNUMBER(SEARCH(&quot; &quot;;[.A30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table:formula="of:=IF(ISNUMBER(SEARCH(&quot; &quot;;[.A30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table:formula="of:=IF(ISNUMBER(SEARCH(&quot; &quot;;[.A30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table:formula="of:=IF(ISNUMBER(SEARCH(&quot; &quot;;[.A30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table:formula="of:=IF(ISNUMBER(SEARCH(&quot; &quot;;[.A30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table:formula="of:=IF(ISNUMBER(SEARCH(&quot; &quot;;[.A30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table:formula="of:=IF(ISNUMBER(SEARCH(&quot; &quot;;[.A30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formula="of:=IF(ISNUMBER(SEARCH(&quot; &quot;;[.A30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formula="of:=IF(ISNUMBER(SEARCH(&quot; &quot;;[.A30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table:formula="of:=IF(ISNUMBER(SEARCH(&quot; &quot;;[.A30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formula="of:=IF(ISNUMBER(SEARCH(&quot; &quot;;[.A31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Faroe Islands </text:p>
          </table:table-cell>
          <table:table-cell table:formula="of:=IF(ISNUMBER(SEARCH(&quot; &quot;;[.A31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table:formula="of:=IF(ISNUMBER(SEARCH(&quot; &quot;;[.A31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formula="of:=IF(ISNUMBER(SEARCH(&quot; &quot;;[.A31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formula="of:=IF(ISNUMBER(SEARCH(&quot; &quot;;[.A31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table:formula="of:=IF(ISNUMBER(SEARCH(&quot; &quot;;[.A31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table:formula="of:=IF(ISNUMBER(SEARCH(&quot; &quot;;[.A31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formula="of:=IF(ISNUMBER(SEARCH(&quot; &quot;;[.A31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formula="of:=IF(ISNUMBER(SEARCH(&quot; &quot;;[.A31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table:formula="of:=IF(ISNUMBER(SEARCH(&quot; &quot;;[.A31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formula="of:=IF(ISNUMBER(SEARCH(&quot; &quot;;[.A32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formula="of:=IF(ISNUMBER(SEARCH(&quot; &quot;;[.A32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table:formula="of:=IF(ISNUMBER(SEARCH(&quot; &quot;;[.A32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table:formula="of:=IF(ISNUMBER(SEARCH(&quot; &quot;;[.A32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table:formula="of:=IF(ISNUMBER(SEARCH(&quot; &quot;;[.A32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table:formula="of:=IF(ISNUMBER(SEARCH(&quot; &quot;;[.A32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table:formula="of:=IF(ISNUMBER(SEARCH(&quot; &quot;;[.A32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table:formula="of:=IF(ISNUMBER(SEARCH(&quot; &quot;;[.A32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formula="of:=IF(ISNUMBER(SEARCH(&quot; &quot;;[.A32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formula="of:=IF(ISNUMBER(SEARCH(&quot; &quot;;[.A32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formula="of:=IF(ISNUMBER(SEARCH(&quot; &quot;;[.A33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formula="of:=IF(ISNUMBER(SEARCH(&quot; &quot;;[.A33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table:formula="of:=IF(ISNUMBER(SEARCH(&quot; &quot;;[.A33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table:formula="of:=IF(ISNUMBER(SEARCH(&quot; &quot;;[.A33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formula="of:=IF(ISNUMBER(SEARCH(&quot; &quot;;[.A33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formula="of:=IF(ISNUMBER(SEARCH(&quot; &quot;;[.A33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formula="of:=IF(ISNUMBER(SEARCH(&quot; &quot;;[.A33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formula="of:=IF(ISNUMBER(SEARCH(&quot; &quot;;[.A33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formula="of:=IF(ISNUMBER(SEARCH(&quot; &quot;;[.A33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table:formula="of:=IF(ISNUMBER(SEARCH(&quot; &quot;;[.A33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formula="of:=IF(ISNUMBER(SEARCH(&quot; &quot;;[.A34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table:formula="of:=IF(ISNUMBER(SEARCH(&quot; &quot;;[.A34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formula="of:=IF(ISNUMBER(SEARCH(&quot; &quot;;[.A34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table:formula="of:=IF(ISNUMBER(SEARCH(&quot; &quot;;[.A34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table:formula="of:=IF(ISNUMBER(SEARCH(&quot; &quot;;[.A34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table:formula="of:=IF(ISNUMBER(SEARCH(&quot; &quot;;[.A34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formula="of:=IF(ISNUMBER(SEARCH(&quot; &quot;;[.A34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formula="of:=IF(ISNUMBER(SEARCH(&quot; &quot;;[.A34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table:formula="of:=IF(ISNUMBER(SEARCH(&quot; &quot;;[.A34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formula="of:=IF(ISNUMBER(SEARCH(&quot; &quot;;[.A34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table:formula="of:=IF(ISNUMBER(SEARCH(&quot; &quot;;[.A35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formula="of:=IF(ISNUMBER(SEARCH(&quot; &quot;;[.A35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formula="of:=IF(ISNUMBER(SEARCH(&quot; &quot;;[.A35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table:formula="of:=IF(ISNUMBER(SEARCH(&quot; &quot;;[.A35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table:formula="of:=IF(ISNUMBER(SEARCH(&quot; &quot;;[.A35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formula="of:=IF(ISNUMBER(SEARCH(&quot; &quot;;[.A35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formula="of:=IF(ISNUMBER(SEARCH(&quot; &quot;;[.A35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table:formula="of:=IF(ISNUMBER(SEARCH(&quot; &quot;;[.A35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formula="of:=IF(ISNUMBER(SEARCH(&quot; &quot;;[.A35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formula="of:=IF(ISNUMBER(SEARCH(&quot; &quot;;[.A35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table:formula="of:=IF(ISNUMBER(SEARCH(&quot; &quot;;[.A36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table:formula="of:=IF(ISNUMBER(SEARCH(&quot; &quot;;[.A36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formula="of:=IF(ISNUMBER(SEARCH(&quot; &quot;;[.A36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table:formula="of:=IF(ISNUMBER(SEARCH(&quot; &quot;;[.A36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table:formula="of:=IF(ISNUMBER(SEARCH(&quot; &quot;;[.A36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formula="of:=IF(ISNUMBER(SEARCH(&quot; &quot;;[.A36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formula="of:=IF(ISNUMBER(SEARCH(&quot; &quot;;[.A36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formula="of:=IF(ISNUMBER(SEARCH(&quot; &quot;;[.A36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table:formula="of:=IF(ISNUMBER(SEARCH(&quot; &quot;;[.A36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table:formula="of:=IF(ISNUMBER(SEARCH(&quot; &quot;;[.A36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table:formula="of:=IF(ISNUMBER(SEARCH(&quot; &quot;;[.A37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formula="of:=IF(ISNUMBER(SEARCH(&quot; &quot;;[.A37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table:formula="of:=IF(ISNUMBER(SEARCH(&quot; &quot;;[.A37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formula="of:=IF(ISNUMBER(SEARCH(&quot; &quot;;[.A37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formula="of:=IF(ISNUMBER(SEARCH(&quot; &quot;;[.A37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formula="of:=IF(ISNUMBER(SEARCH(&quot; &quot;;[.A37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table:formula="of:=IF(ISNUMBER(SEARCH(&quot; &quot;;[.A37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table:formula="of:=IF(ISNUMBER(SEARCH(&quot; &quot;;[.A37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table:formula="of:=IF(ISNUMBER(SEARCH(&quot; &quot;;[.A37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table:formula="of:=IF(ISNUMBER(SEARCH(&quot; &quot;;[.A37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formula="of:=IF(ISNUMBER(SEARCH(&quot; &quot;;[.A38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formula="of:=IF(ISNUMBER(SEARCH(&quot; &quot;;[.A38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formula="of:=IF(ISNUMBER(SEARCH(&quot; &quot;;[.A38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formula="of:=IF(ISNUMBER(SEARCH(&quot; &quot;;[.A38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table:formula="of:=IF(ISNUMBER(SEARCH(&quot; &quot;;[.A38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table:formula="of:=IF(ISNUMBER(SEARCH(&quot; &quot;;[.A38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formula="of:=IF(ISNUMBER(SEARCH(&quot; &quot;;[.A38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formula="of:=IF(ISNUMBER(SEARCH(&quot; &quot;;[.A38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formula="of:=IF(ISNUMBER(SEARCH(&quot; &quot;;[.A38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formula="of:=IF(ISNUMBER(SEARCH(&quot; &quot;;[.A38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formula="of:=IF(ISNUMBER(SEARCH(&quot; &quot;;[.A39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formula="of:=IF(ISNUMBER(SEARCH(&quot; &quot;;[.A39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table:formula="of:=IF(ISNUMBER(SEARCH(&quot; &quot;;[.A39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table:formula="of:=IF(ISNUMBER(SEARCH(&quot; &quot;;[.A39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formula="of:=IF(ISNUMBER(SEARCH(&quot; &quot;;[.A39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table:formula="of:=IF(ISNUMBER(SEARCH(&quot; &quot;;[.A39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table:formula="of:=IF(ISNUMBER(SEARCH(&quot; &quot;;[.A39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table:formula="of:=IF(ISNUMBER(SEARCH(&quot; &quot;;[.A39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formula="of:=IF(ISNUMBER(SEARCH(&quot; &quot;;[.A39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formula="of:=IF(ISNUMBER(SEARCH(&quot; &quot;;[.A39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formula="of:=IF(ISNUMBER(SEARCH(&quot; &quot;;[.A40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formula="of:=IF(ISNUMBER(SEARCH(&quot; &quot;;[.A40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table:formula="of:=IF(ISNUMBER(SEARCH(&quot; &quot;;[.A40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table:formula="of:=IF(ISNUMBER(SEARCH(&quot; &quot;;[.A40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formula="of:=IF(ISNUMBER(SEARCH(&quot; &quot;;[.A40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table:formula="of:=IF(ISNUMBER(SEARCH(&quot; &quot;;[.A40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formula="of:=IF(ISNUMBER(SEARCH(&quot; &quot;;[.A40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table:formula="of:=IF(ISNUMBER(SEARCH(&quot; &quot;;[.A40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formula="of:=IF(ISNUMBER(SEARCH(&quot; &quot;;[.A40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formula="of:=IF(ISNUMBER(SEARCH(&quot; &quot;;[.A40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formula="of:=IF(ISNUMBER(SEARCH(&quot; &quot;;[.A41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table:formula="of:=IF(ISNUMBER(SEARCH(&quot; &quot;;[.A41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table:formula="of:=IF(ISNUMBER(SEARCH(&quot; &quot;;[.A41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formula="of:=IF(ISNUMBER(SEARCH(&quot; &quot;;[.A41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table:formula="of:=IF(ISNUMBER(SEARCH(&quot; &quot;;[.A41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formula="of:=IF(ISNUMBER(SEARCH(&quot; &quot;;[.A41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table:formula="of:=IF(ISNUMBER(SEARCH(&quot; &quot;;[.A41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formula="of:=IF(ISNUMBER(SEARCH(&quot; &quot;;[.A41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table:formula="of:=IF(ISNUMBER(SEARCH(&quot; &quot;;[.A41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formula="of:=IF(ISNUMBER(SEARCH(&quot; &quot;;[.A41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formula="of:=IF(ISNUMBER(SEARCH(&quot; &quot;;[.A42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table:formula="of:=IF(ISNUMBER(SEARCH(&quot; &quot;;[.A42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table:formula="of:=IF(ISNUMBER(SEARCH(&quot; &quot;;[.A42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formula="of:=IF(ISNUMBER(SEARCH(&quot; &quot;;[.A42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table:formula="of:=IF(ISNUMBER(SEARCH(&quot; &quot;;[.A42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table:formula="of:=IF(ISNUMBER(SEARCH(&quot; &quot;;[.A42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okelau </text:p>
          </table:table-cell>
          <table:table-cell table:formula="of:=IF(ISNUMBER(SEARCH(&quot; &quot;;[.A42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formula="of:=IF(ISNUMBER(SEARCH(&quot; &quot;;[.A42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formula="of:=IF(ISNUMBER(SEARCH(&quot; &quot;;[.A42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table:formula="of:=IF(ISNUMBER(SEARCH(&quot; &quot;;[.A42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formula="of:=IF(ISNUMBER(SEARCH(&quot; &quot;;[.A43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table:formula="of:=IF(ISNUMBER(SEARCH(&quot; &quot;;[.A43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formula="of:=IF(ISNUMBER(SEARCH(&quot; &quot;;[.A43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table:style-name="ce3" office:value-type="string" calcext:value-type="string">
            <text:p/>
          </table:table-cell>
          <table:table-cell table:formula="of:=IF(ISNUMBER(SEARCH(&quot; &quot;;[.A43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table:formula="of:=IF(ISNUMBER(SEARCH(&quot; &quot;;[.A43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formula="of:=IF(ISNUMBER(SEARCH(&quot; &quot;;[.A43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table:formula="of:=IF(ISNUMBER(SEARCH(&quot; &quot;;[.A43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table:formula="of:=IF(ISNUMBER(SEARCH(&quot; &quot;;[.A43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table:formula="of:=IF(ISNUMBER(SEARCH(&quot; &quot;;[.A43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table:formula="of:=IF(ISNUMBER(SEARCH(&quot; &quot;;[.A43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table:formula="of:=IF(ISNUMBER(SEARCH(&quot; &quot;;[.A440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table:formula="of:=IF(ISNUMBER(SEARCH(&quot; &quot;;[.A44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table:formula="of:=IF(ISNUMBER(SEARCH(&quot; &quot;;[.A44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table:formula="of:=IF(ISNUMBER(SEARCH(&quot; &quot;;[.A44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table:formula="of:=IF(ISNUMBER(SEARCH(&quot; &quot;;[.A44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table:formula="of:=IF(ISNUMBER(SEARCH(&quot; &quot;;[.A44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table:formula="of:=IF(ISNUMBER(SEARCH(&quot; &quot;;[.A44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formula="of:=IF(ISNUMBER(SEARCH(&quot; &quot;;[.A447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Islamic Republic of Afghanistan</text:p>
          </table:table-cell>
          <table:table-cell table:formula="of:=IF(ISNUMBER(SEARCH(&quot; &quot;;[.A44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Albania</text:p>
          </table:table-cell>
          <table:table-cell table:formula="of:=IF(ISNUMBER(SEARCH(&quot; &quot;;[.A44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People's Democratic Republic of Algeria</text:p>
          </table:table-cell>
          <table:table-cell table:formula="of:=IF(ISNUMBER(SEARCH(&quot; &quot;;[.A45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Principality of Andorra</text:p>
          </table:table-cell>
          <table:table-cell table:formula="of:=IF(ISNUMBER(SEARCH(&quot; &quot;;[.A45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Angola</text:p>
          </table:table-cell>
          <table:table-cell table:formula="of:=IF(ISNUMBER(SEARCH(&quot; &quot;;[.A45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table:formula="of:=IF(ISNUMBER(SEARCH(&quot; &quot;;[.A45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Argentine Republic</text:p>
          </table:table-cell>
          <table:table-cell table:formula="of:=IF(ISNUMBER(SEARCH(&quot; &quot;;[.A45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Armenia</text:p>
          </table:table-cell>
          <table:table-cell table:formula="of:=IF(ISNUMBER(SEARCH(&quot; &quot;;[.A45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formula="of:=IF(ISNUMBER(SEARCH(&quot; &quot;;[.A456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Austria</text:p>
          </table:table-cell>
          <table:table-cell table:formula="of:=IF(ISNUMBER(SEARCH(&quot; &quot;;[.A45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Azerbaijan</text:p>
          </table:table-cell>
          <table:table-cell table:formula="of:=IF(ISNUMBER(SEARCH(&quot; &quot;;[.A45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Commonwealth of the Bahamas</text:p>
          </table:table-cell>
          <table:table-cell table:formula="of:=IF(ISNUMBER(SEARCH(&quot; &quot;;[.A45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Bahrain</text:p>
          </table:table-cell>
          <table:table-cell table:formula="of:=IF(ISNUMBER(SEARCH(&quot; &quot;;[.A46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People's Republic of Bangladesh</text:p>
          </table:table-cell>
          <table:table-cell table:formula="of:=IF(ISNUMBER(SEARCH(&quot; &quot;;[.A46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formula="of:=IF(ISNUMBER(SEARCH(&quot; &quot;;[.A46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Belarus</text:p>
          </table:table-cell>
          <table:table-cell table:formula="of:=IF(ISNUMBER(SEARCH(&quot; &quot;;[.A46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Belgium</text:p>
          </table:table-cell>
          <table:table-cell table:formula="of:=IF(ISNUMBER(SEARCH(&quot; &quot;;[.A46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table:formula="of:=IF(ISNUMBER(SEARCH(&quot; &quot;;[.A46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Benin</text:p>
          </table:table-cell>
          <table:table-cell table:formula="of:=IF(ISNUMBER(SEARCH(&quot; &quot;;[.A46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Bhutan</text:p>
          </table:table-cell>
          <table:table-cell table:formula="of:=IF(ISNUMBER(SEARCH(&quot; &quot;;[.A46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Plurinational State of Bolivia</text:p>
          </table:table-cell>
          <table:table-cell table:formula="of:=IF(ISNUMBER(SEARCH(&quot; &quot;;[.A46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table:formula="of:=IF(ISNUMBER(SEARCH(&quot; &quot;;[.A46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Botswana</text:p>
          </table:table-cell>
          <table:table-cell table:formula="of:=IF(ISNUMBER(SEARCH(&quot; &quot;;[.A47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Federative Republic of Brazil</text:p>
          </table:table-cell>
          <table:table-cell table:formula="of:=IF(ISNUMBER(SEARCH(&quot; &quot;;[.A47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table:formula="of:=IF(ISNUMBER(SEARCH(&quot; &quot;;[.A47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Bulgaria</text:p>
          </table:table-cell>
          <table:table-cell table:formula="of:=IF(ISNUMBER(SEARCH(&quot; &quot;;[.A47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table:formula="of:=IF(ISNUMBER(SEARCH(&quot; &quot;;[.A47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Burundi</text:p>
          </table:table-cell>
          <table:table-cell table:formula="of:=IF(ISNUMBER(SEARCH(&quot; &quot;;[.A47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Republic of Cabo Verde</text:p>
          </table:table-cell>
          <table:table-cell table:formula="of:=IF(ISNUMBER(SEARCH(&quot; &quot;;[.A47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Cambodia</text:p>
          </table:table-cell>
          <table:table-cell table:formula="of:=IF(ISNUMBER(SEARCH(&quot; &quot;;[.A47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ameroon</text:p>
          </table:table-cell>
          <table:table-cell table:formula="of:=IF(ISNUMBER(SEARCH(&quot; &quot;;[.A47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formula="of:=IF(ISNUMBER(SEARCH(&quot; &quot;;[.A47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Central African Republic</text:p>
          </table:table-cell>
          <table:table-cell table:formula="of:=IF(ISNUMBER(SEARCH(&quot; &quot;;[.A48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had</text:p>
          </table:table-cell>
          <table:table-cell table:formula="of:=IF(ISNUMBER(SEARCH(&quot; &quot;;[.A48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hile</text:p>
          </table:table-cell>
          <table:table-cell table:formula="of:=IF(ISNUMBER(SEARCH(&quot; &quot;;[.A48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People's Republic of China</text:p>
          </table:table-cell>
          <table:table-cell table:formula="of:=IF(ISNUMBER(SEARCH(&quot; &quot;;[.A48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olombia</text:p>
          </table:table-cell>
          <table:table-cell table:formula="of:=IF(ISNUMBER(SEARCH(&quot; &quot;;[.A48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Union of the Comoros</text:p>
          </table:table-cell>
          <table:table-cell table:formula="of:=IF(ISNUMBER(SEARCH(&quot; &quot;;[.A48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he Congo</text:p>
          </table:table-cell>
          <table:table-cell table:formula="of:=IF(ISNUMBER(SEARCH(&quot; &quot;;[.A48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Cook Islands</text:p>
          </table:table-cell>
          <table:table-cell table:formula="of:=IF(ISNUMBER(SEARCH(&quot; &quot;;[.A48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osta Rica</text:p>
          </table:table-cell>
          <table:table-cell table:formula="of:=IF(ISNUMBER(SEARCH(&quot; &quot;;[.A48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roatia</text:p>
          </table:table-cell>
          <table:table-cell table:formula="of:=IF(ISNUMBER(SEARCH(&quot; &quot;;[.A48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uba</text:p>
          </table:table-cell>
          <table:table-cell table:formula="of:=IF(ISNUMBER(SEARCH(&quot; &quot;;[.A49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yprus</text:p>
          </table:table-cell>
          <table:table-cell table:formula="of:=IF(ISNUMBER(SEARCH(&quot; &quot;;[.A49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Czech Republic</text:p>
          </table:table-cell>
          <table:table-cell table:formula="of:=IF(ISNUMBER(SEARCH(&quot; &quot;;[.A49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Côte d'Ivoire</text:p>
          </table:table-cell>
          <table:table-cell table:formula="of:=IF(ISNUMBER(SEARCH(&quot; &quot;;[.A49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Democratic People's Republic of Korea</text:p>
          </table:table-cell>
          <table:table-cell table:formula="of:=IF(ISNUMBER(SEARCH(&quot; &quot;;[.A49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Democratic Republic of the Congo</text:p>
          </table:table-cell>
          <table:table-cell table:formula="of:=IF(ISNUMBER(SEARCH(&quot; &quot;;[.A49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Denmark</text:p>
          </table:table-cell>
          <table:table-cell table:formula="of:=IF(ISNUMBER(SEARCH(&quot; &quot;;[.A49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Djibouti</text:p>
          </table:table-cell>
          <table:table-cell table:formula="of:=IF(ISNUMBER(SEARCH(&quot; &quot;;[.A49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Commonwealth of Dominica</text:p>
          </table:table-cell>
          <table:table-cell table:formula="of:=IF(ISNUMBER(SEARCH(&quot; &quot;;[.A49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Dominican Republic</text:p>
          </table:table-cell>
          <table:table-cell table:formula="of:=IF(ISNUMBER(SEARCH(&quot; &quot;;[.A49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Ecuador</text:p>
          </table:table-cell>
          <table:table-cell table:formula="of:=IF(ISNUMBER(SEARCH(&quot; &quot;;[.A50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Arab Republic of Egypt</text:p>
          </table:table-cell>
          <table:table-cell table:formula="of:=IF(ISNUMBER(SEARCH(&quot; &quot;;[.A50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El Salvador</text:p>
          </table:table-cell>
          <table:table-cell table:formula="of:=IF(ISNUMBER(SEARCH(&quot; &quot;;[.A50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Equatorial Guinea</text:p>
          </table:table-cell>
          <table:table-cell table:formula="of:=IF(ISNUMBER(SEARCH(&quot; &quot;;[.A50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tate of Eritrea</text:p>
          </table:table-cell>
          <table:table-cell table:formula="of:=IF(ISNUMBER(SEARCH(&quot; &quot;;[.A50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Estonia</text:p>
          </table:table-cell>
          <table:table-cell table:formula="of:=IF(ISNUMBER(SEARCH(&quot; &quot;;[.A50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Eswatini</text:p>
          </table:table-cell>
          <table:table-cell table:formula="of:=IF(ISNUMBER(SEARCH(&quot; &quot;;[.A50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Federal Democratic Republic of Ethiopia</text:p>
          </table:table-cell>
          <table:table-cell table:formula="of:=IF(ISNUMBER(SEARCH(&quot; &quot;;[.A50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table:formula="of:=IF(ISNUMBER(SEARCH(&quot; &quot;;[.A50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Fiji</text:p>
          </table:table-cell>
          <table:table-cell table:formula="of:=IF(ISNUMBER(SEARCH(&quot; &quot;;[.A50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Finland</text:p>
          </table:table-cell>
          <table:table-cell table:formula="of:=IF(ISNUMBER(SEARCH(&quot; &quot;;[.A51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French Republic</text:p>
          </table:table-cell>
          <table:table-cell table:formula="of:=IF(ISNUMBER(SEARCH(&quot; &quot;;[.A51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Gabonese Republic</text:p>
          </table:table-cell>
          <table:table-cell table:formula="of:=IF(ISNUMBER(SEARCH(&quot; &quot;;[.A51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he Gambia</text:p>
          </table:table-cell>
          <table:table-cell table:formula="of:=IF(ISNUMBER(SEARCH(&quot; &quot;;[.A51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formula="of:=IF(ISNUMBER(SEARCH(&quot; &quot;;[.A51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Federal Republic of Germany</text:p>
          </table:table-cell>
          <table:table-cell table:formula="of:=IF(ISNUMBER(SEARCH(&quot; &quot;;[.A51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Ghana</text:p>
          </table:table-cell>
          <table:table-cell table:formula="of:=IF(ISNUMBER(SEARCH(&quot; &quot;;[.A51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Hellenic Republic</text:p>
          </table:table-cell>
          <table:table-cell table:formula="of:=IF(ISNUMBER(SEARCH(&quot; &quot;;[.A51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formula="of:=IF(ISNUMBER(SEARCH(&quot; &quot;;[.A51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Guatemala</text:p>
          </table:table-cell>
          <table:table-cell table:formula="of:=IF(ISNUMBER(SEARCH(&quot; &quot;;[.A51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Guinea</text:p>
          </table:table-cell>
          <table:table-cell table:formula="of:=IF(ISNUMBER(SEARCH(&quot; &quot;;[.A52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Guinea-Bissau</text:p>
          </table:table-cell>
          <table:table-cell table:formula="of:=IF(ISNUMBER(SEARCH(&quot; &quot;;[.A52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Co-operative Republic of Guyana</text:p>
          </table:table-cell>
          <table:table-cell table:formula="of:=IF(ISNUMBER(SEARCH(&quot; &quot;;[.A52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Haiti</text:p>
          </table:table-cell>
          <table:table-cell table:formula="of:=IF(ISNUMBER(SEARCH(&quot; &quot;;[.A52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Honduras</text:p>
          </table:table-cell>
          <table:table-cell table:formula="of:=IF(ISNUMBER(SEARCH(&quot; &quot;;[.A52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formula="of:=IF(ISNUMBER(SEARCH(&quot; &quot;;[.A52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Iceland</text:p>
          </table:table-cell>
          <table:table-cell table:formula="of:=IF(ISNUMBER(SEARCH(&quot; &quot;;[.A52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India</text:p>
          </table:table-cell>
          <table:table-cell table:formula="of:=IF(ISNUMBER(SEARCH(&quot; &quot;;[.A52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Indonesia</text:p>
          </table:table-cell>
          <table:table-cell table:formula="of:=IF(ISNUMBER(SEARCH(&quot; &quot;;[.A52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Islamic Republic of Iran</text:p>
          </table:table-cell>
          <table:table-cell table:formula="of:=IF(ISNUMBER(SEARCH(&quot; &quot;;[.A52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Iraq</text:p>
          </table:table-cell>
          <table:table-cell table:formula="of:=IF(ISNUMBER(SEARCH(&quot; &quot;;[.A53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formula="of:=IF(ISNUMBER(SEARCH(&quot; &quot;;[.A53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State of Israel</text:p>
          </table:table-cell>
          <table:table-cell table:formula="of:=IF(ISNUMBER(SEARCH(&quot; &quot;;[.A53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Italy</text:p>
          </table:table-cell>
          <table:table-cell table:formula="of:=IF(ISNUMBER(SEARCH(&quot; &quot;;[.A53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formula="of:=IF(ISNUMBER(SEARCH(&quot; &quot;;[.A534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formula="of:=IF(ISNUMBER(SEARCH(&quot; &quot;;[.A53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Hashemite Kingdom of Jordan</text:p>
          </table:table-cell>
          <table:table-cell table:formula="of:=IF(ISNUMBER(SEARCH(&quot; &quot;;[.A53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Kazakhstan</text:p>
          </table:table-cell>
          <table:table-cell table:formula="of:=IF(ISNUMBER(SEARCH(&quot; &quot;;[.A53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Kenya</text:p>
          </table:table-cell>
          <table:table-cell table:formula="of:=IF(ISNUMBER(SEARCH(&quot; &quot;;[.A53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Kiribati</text:p>
          </table:table-cell>
          <table:table-cell table:formula="of:=IF(ISNUMBER(SEARCH(&quot; &quot;;[.A53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tate of Kuwait</text:p>
          </table:table-cell>
          <table:table-cell table:formula="of:=IF(ISNUMBER(SEARCH(&quot; &quot;;[.A54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yrgyz Republic</text:p>
          </table:table-cell>
          <table:table-cell table:formula="of:=IF(ISNUMBER(SEARCH(&quot; &quot;;[.A54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Lao People's Democratic Republic</text:p>
          </table:table-cell>
          <table:table-cell table:formula="of:=IF(ISNUMBER(SEARCH(&quot; &quot;;[.A54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Latvia</text:p>
          </table:table-cell>
          <table:table-cell table:formula="of:=IF(ISNUMBER(SEARCH(&quot; &quot;;[.A54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Lebanese Republic</text:p>
          </table:table-cell>
          <table:table-cell table:formula="of:=IF(ISNUMBER(SEARCH(&quot; &quot;;[.A54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Lesotho</text:p>
          </table:table-cell>
          <table:table-cell table:formula="of:=IF(ISNUMBER(SEARCH(&quot; &quot;;[.A54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Liberia</text:p>
          </table:table-cell>
          <table:table-cell table:formula="of:=IF(ISNUMBER(SEARCH(&quot; &quot;;[.A54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tate of Libya</text:p>
          </table:table-cell>
          <table:table-cell table:formula="of:=IF(ISNUMBER(SEARCH(&quot; &quot;;[.A54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Lithuania</text:p>
          </table:table-cell>
          <table:table-cell table:formula="of:=IF(ISNUMBER(SEARCH(&quot; &quot;;[.A54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Grand Duchy of Luxembourg</text:p>
          </table:table-cell>
          <table:table-cell table:formula="of:=IF(ISNUMBER(SEARCH(&quot; &quot;;[.A54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Madagascar</text:p>
          </table:table-cell>
          <table:table-cell table:formula="of:=IF(ISNUMBER(SEARCH(&quot; &quot;;[.A55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Malawi</text:p>
          </table:table-cell>
          <table:table-cell table:formula="of:=IF(ISNUMBER(SEARCH(&quot; &quot;;[.A55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formula="of:=IF(ISNUMBER(SEARCH(&quot; &quot;;[.A55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Maldives</text:p>
          </table:table-cell>
          <table:table-cell table:formula="of:=IF(ISNUMBER(SEARCH(&quot; &quot;;[.A55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Mali</text:p>
          </table:table-cell>
          <table:table-cell table:formula="of:=IF(ISNUMBER(SEARCH(&quot; &quot;;[.A55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Malta</text:p>
          </table:table-cell>
          <table:table-cell table:formula="of:=IF(ISNUMBER(SEARCH(&quot; &quot;;[.A55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he Marshall Islands</text:p>
          </table:table-cell>
          <table:table-cell table:formula="of:=IF(ISNUMBER(SEARCH(&quot; &quot;;[.A55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Islamic Republic of Mauritania</text:p>
          </table:table-cell>
          <table:table-cell table:formula="of:=IF(ISNUMBER(SEARCH(&quot; &quot;;[.A55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Mauritius</text:p>
          </table:table-cell>
          <table:table-cell table:formula="of:=IF(ISNUMBER(SEARCH(&quot; &quot;;[.A55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United Mexican States</text:p>
          </table:table-cell>
          <table:table-cell table:formula="of:=IF(ISNUMBER(SEARCH(&quot; &quot;;[.A55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Federated States of Micronesia</text:p>
          </table:table-cell>
          <table:table-cell table:formula="of:=IF(ISNUMBER(SEARCH(&quot; &quot;;[.A56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Principality of Monaco</text:p>
          </table:table-cell>
          <table:table-cell table:formula="of:=IF(ISNUMBER(SEARCH(&quot; &quot;;[.A56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formula="of:=IF(ISNUMBER(SEARCH(&quot; &quot;;[.A562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formula="of:=IF(ISNUMBER(SEARCH(&quot; &quot;;[.A56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Kingdom of Morocco</text:p>
          </table:table-cell>
          <table:table-cell table:formula="of:=IF(ISNUMBER(SEARCH(&quot; &quot;;[.A56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Mozambique</text:p>
          </table:table-cell>
          <table:table-cell table:formula="of:=IF(ISNUMBER(SEARCH(&quot; &quot;;[.A56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he Union of Myanmar</text:p>
          </table:table-cell>
          <table:table-cell table:formula="of:=IF(ISNUMBER(SEARCH(&quot; &quot;;[.A56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Namibia</text:p>
          </table:table-cell>
          <table:table-cell table:formula="of:=IF(ISNUMBER(SEARCH(&quot; &quot;;[.A56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Nauru</text:p>
          </table:table-cell>
          <table:table-cell table:formula="of:=IF(ISNUMBER(SEARCH(&quot; &quot;;[.A56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Federal Democratic Republic of Nepal</text:p>
          </table:table-cell>
          <table:table-cell table:formula="of:=IF(ISNUMBER(SEARCH(&quot; &quot;;[.A56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the Netherlands</text:p>
          </table:table-cell>
          <table:table-cell table:formula="of:=IF(ISNUMBER(SEARCH(&quot; &quot;;[.A57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formula="of:=IF(ISNUMBER(SEARCH(&quot; &quot;;[.A57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Nicaragua</text:p>
          </table:table-cell>
          <table:table-cell table:formula="of:=IF(ISNUMBER(SEARCH(&quot; &quot;;[.A57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he Niger</text:p>
          </table:table-cell>
          <table:table-cell table:formula="of:=IF(ISNUMBER(SEARCH(&quot; &quot;;[.A57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Federal Republic of Nigeria</text:p>
          </table:table-cell>
          <table:table-cell table:formula="of:=IF(ISNUMBER(SEARCH(&quot; &quot;;[.A57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table:formula="of:=IF(ISNUMBER(SEARCH(&quot; &quot;;[.A575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North Macedonia</text:p>
          </table:table-cell>
          <table:table-cell table:formula="of:=IF(ISNUMBER(SEARCH(&quot; &quot;;[.A57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Norway</text:p>
          </table:table-cell>
          <table:table-cell table:formula="of:=IF(ISNUMBER(SEARCH(&quot; &quot;;[.A57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ultanate of Oman</text:p>
          </table:table-cell>
          <table:table-cell table:formula="of:=IF(ISNUMBER(SEARCH(&quot; &quot;;[.A57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Islamic Republic of Pakistan</text:p>
          </table:table-cell>
          <table:table-cell table:formula="of:=IF(ISNUMBER(SEARCH(&quot; &quot;;[.A57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Palau</text:p>
          </table:table-cell>
          <table:table-cell table:formula="of:=IF(ISNUMBER(SEARCH(&quot; &quot;;[.A58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Panama</text:p>
          </table:table-cell>
          <table:table-cell table:formula="of:=IF(ISNUMBER(SEARCH(&quot; &quot;;[.A58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Independent State of Papua New Guinea</text:p>
          </table:table-cell>
          <table:table-cell table:formula="of:=IF(ISNUMBER(SEARCH(&quot; &quot;;[.A58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Paraguay</text:p>
          </table:table-cell>
          <table:table-cell table:formula="of:=IF(ISNUMBER(SEARCH(&quot; &quot;;[.A58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Peru</text:p>
          </table:table-cell>
          <table:table-cell table:formula="of:=IF(ISNUMBER(SEARCH(&quot; &quot;;[.A58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he Philippines</text:p>
          </table:table-cell>
          <table:table-cell table:formula="of:=IF(ISNUMBER(SEARCH(&quot; &quot;;[.A58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Poland</text:p>
          </table:table-cell>
          <table:table-cell table:formula="of:=IF(ISNUMBER(SEARCH(&quot; &quot;;[.A58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Portuguese Republic</text:p>
          </table:table-cell>
          <table:table-cell table:formula="of:=IF(ISNUMBER(SEARCH(&quot; &quot;;[.A58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tate of Qatar</text:p>
          </table:table-cell>
          <table:table-cell table:formula="of:=IF(ISNUMBER(SEARCH(&quot; &quot;;[.A58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Korea</text:p>
          </table:table-cell>
          <table:table-cell table:formula="of:=IF(ISNUMBER(SEARCH(&quot; &quot;;[.A58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Moldova</text:p>
          </table:table-cell>
          <table:table-cell table:formula="of:=IF(ISNUMBER(SEARCH(&quot; &quot;;[.A59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formula="of:=IF(ISNUMBER(SEARCH(&quot; &quot;;[.A59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ussian Federation</text:p>
          </table:table-cell>
          <table:table-cell table:formula="of:=IF(ISNUMBER(SEARCH(&quot; &quot;;[.A59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Rwanda</text:p>
          </table:table-cell>
          <table:table-cell table:formula="of:=IF(ISNUMBER(SEARCH(&quot; &quot;;[.A59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table:formula="of:=IF(ISNUMBER(SEARCH(&quot; &quot;;[.A59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formula="of:=IF(ISNUMBER(SEARCH(&quot; &quot;;[.A59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formula="of:=IF(ISNUMBER(SEARCH(&quot; &quot;;[.A59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Independent State of Samoa</text:p>
          </table:table-cell>
          <table:table-cell table:formula="of:=IF(ISNUMBER(SEARCH(&quot; &quot;;[.A59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an Marino</text:p>
          </table:table-cell>
          <table:table-cell table:formula="of:=IF(ISNUMBER(SEARCH(&quot; &quot;;[.A59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Democratic Republic of Sao Tome and Principe</text:p>
          </table:table-cell>
          <table:table-cell table:formula="of:=IF(ISNUMBER(SEARCH(&quot; &quot;;[.A59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Saudi Arabia</text:p>
          </table:table-cell>
          <table:table-cell table:formula="of:=IF(ISNUMBER(SEARCH(&quot; &quot;;[.A60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enegal</text:p>
          </table:table-cell>
          <table:table-cell table:formula="of:=IF(ISNUMBER(SEARCH(&quot; &quot;;[.A60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erbia</text:p>
          </table:table-cell>
          <table:table-cell table:formula="of:=IF(ISNUMBER(SEARCH(&quot; &quot;;[.A60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eychelles</text:p>
          </table:table-cell>
          <table:table-cell table:formula="of:=IF(ISNUMBER(SEARCH(&quot; &quot;;[.A60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ierra Leone</text:p>
          </table:table-cell>
          <table:table-cell table:formula="of:=IF(ISNUMBER(SEARCH(&quot; &quot;;[.A60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ingapore</text:p>
          </table:table-cell>
          <table:table-cell table:formula="of:=IF(ISNUMBER(SEARCH(&quot; &quot;;[.A60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lovak Republic</text:p>
          </table:table-cell>
          <table:table-cell table:formula="of:=IF(ISNUMBER(SEARCH(&quot; &quot;;[.A60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lovenia</text:p>
          </table:table-cell>
          <table:table-cell table:formula="of:=IF(ISNUMBER(SEARCH(&quot; &quot;;[.A60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table:formula="of:=IF(ISNUMBER(SEARCH(&quot; &quot;;[.A60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Federal Republic of Somalia</text:p>
          </table:table-cell>
          <table:table-cell table:formula="of:=IF(ISNUMBER(SEARCH(&quot; &quot;;[.A60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outh Africa</text:p>
          </table:table-cell>
          <table:table-cell table:formula="of:=IF(ISNUMBER(SEARCH(&quot; &quot;;[.A61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outh Sudan</text:p>
          </table:table-cell>
          <table:table-cell table:formula="of:=IF(ISNUMBER(SEARCH(&quot; &quot;;[.A61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Spain</text:p>
          </table:table-cell>
          <table:table-cell table:formula="of:=IF(ISNUMBER(SEARCH(&quot; &quot;;[.A61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Democratic Socialist Republic of Sri Lanka</text:p>
          </table:table-cell>
          <table:table-cell table:formula="of:=IF(ISNUMBER(SEARCH(&quot; &quot;;[.A61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he Sudan</text:p>
          </table:table-cell>
          <table:table-cell table:formula="of:=IF(ISNUMBER(SEARCH(&quot; &quot;;[.A61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Suriname</text:p>
          </table:table-cell>
          <table:table-cell table:formula="of:=IF(ISNUMBER(SEARCH(&quot; &quot;;[.A61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Sweden</text:p>
          </table:table-cell>
          <table:table-cell table:formula="of:=IF(ISNUMBER(SEARCH(&quot; &quot;;[.A61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wiss Confederation</text:p>
          </table:table-cell>
          <table:table-cell table:formula="of:=IF(ISNUMBER(SEARCH(&quot; &quot;;[.A61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yrian Arab Republic</text:p>
          </table:table-cell>
          <table:table-cell table:formula="of:=IF(ISNUMBER(SEARCH(&quot; &quot;;[.A61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ajikistan</text:p>
          </table:table-cell>
          <table:table-cell table:formula="of:=IF(ISNUMBER(SEARCH(&quot; &quot;;[.A61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Kingdom of Thailand</text:p>
          </table:table-cell>
          <table:table-cell table:formula="of:=IF(ISNUMBER(SEARCH(&quot; &quot;;[.A62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Democratic Republic of Timor-Leste</text:p>
          </table:table-cell>
          <table:table-cell table:formula="of:=IF(ISNUMBER(SEARCH(&quot; &quot;;[.A62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Togolese Republic</text:p>
          </table:table-cell>
          <table:table-cell table:formula="of:=IF(ISNUMBER(SEARCH(&quot; &quot;;[.A62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table:formula="of:=IF(ISNUMBER(SEARCH(&quot; &quot;;[.A623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Kingdom of Tonga</text:p>
          </table:table-cell>
          <table:table-cell table:formula="of:=IF(ISNUMBER(SEARCH(&quot; &quot;;[.A62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rinidad and Tobago</text:p>
          </table:table-cell>
          <table:table-cell table:formula="of:=IF(ISNUMBER(SEARCH(&quot; &quot;;[.A62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unisia</text:p>
          </table:table-cell>
          <table:table-cell table:formula="of:=IF(ISNUMBER(SEARCH(&quot; &quot;;[.A62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Turkey</text:p>
          </table:table-cell>
          <table:table-cell table:formula="of:=IF(ISNUMBER(SEARCH(&quot; &quot;;[.A62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table:formula="of:=IF(ISNUMBER(SEARCH(&quot; &quot;;[.A628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formula="of:=IF(ISNUMBER(SEARCH(&quot; &quot;;[.A629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Republic of Uganda</text:p>
          </table:table-cell>
          <table:table-cell table:formula="of:=IF(ISNUMBER(SEARCH(&quot; &quot;;[.A63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formula="of:=IF(ISNUMBER(SEARCH(&quot; &quot;;[.A631]));&quot;文字列が見つかりました&quot; ;&quot;見つかりませんでした&quot;)" office:value-type="string" office:string-value="見つかりませんでした" calcext:value-type="string">
            <text:p>見つかりませんでした</text:p>
          </table:table-cell>
        </table:table-row>
        <table:table-row table:style-name="ro1">
          <table:table-cell office:value-type="string" calcext:value-type="string">
            <text:p>the United Arab Emirates</text:p>
          </table:table-cell>
          <table:table-cell table:formula="of:=IF(ISNUMBER(SEARCH(&quot; &quot;;[.A63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United Kingdom of Great Britain and Northern Ireland</text:p>
          </table:table-cell>
          <table:table-cell table:formula="of:=IF(ISNUMBER(SEARCH(&quot; &quot;;[.A63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United Republic of Tanzania</text:p>
          </table:table-cell>
          <table:table-cell table:formula="of:=IF(ISNUMBER(SEARCH(&quot; &quot;;[.A634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United States of America</text:p>
          </table:table-cell>
          <table:table-cell table:formula="of:=IF(ISNUMBER(SEARCH(&quot; &quot;;[.A635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Eastern Republic of Uruguay</text:p>
          </table:table-cell>
          <table:table-cell table:formula="of:=IF(ISNUMBER(SEARCH(&quot; &quot;;[.A636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Uzbekistan</text:p>
          </table:table-cell>
          <table:table-cell table:formula="of:=IF(ISNUMBER(SEARCH(&quot; &quot;;[.A637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Vanuatu</text:p>
          </table:table-cell>
          <table:table-cell table:formula="of:=IF(ISNUMBER(SEARCH(&quot; &quot;;[.A638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Bolivarian Republic of Venezuela</text:p>
          </table:table-cell>
          <table:table-cell table:formula="of:=IF(ISNUMBER(SEARCH(&quot; &quot;;[.A639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Socialist Republic of Viet Nam</text:p>
          </table:table-cell>
          <table:table-cell table:formula="of:=IF(ISNUMBER(SEARCH(&quot; &quot;;[.A640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Yemen</text:p>
          </table:table-cell>
          <table:table-cell table:formula="of:=IF(ISNUMBER(SEARCH(&quot; &quot;;[.A641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Zambia</text:p>
          </table:table-cell>
          <table:table-cell table:formula="of:=IF(ISNUMBER(SEARCH(&quot; &quot;;[.A642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  <table:table-row table:style-name="ro1">
          <table:table-cell office:value-type="string" calcext:value-type="string">
            <text:p>the Republic of Zimbabwe</text:p>
          </table:table-cell>
          <table:table-cell table:formula="of:=IF(ISNUMBER(SEARCH(&quot; &quot;;[.A643]));&quot;文字列が見つかりました&quot; ;&quot;見つかりませんでした&quot;)" office:value-type="string" office:string-value="文字列が見つかりました" calcext:value-type="string">
            <text:p>文字列が見つかりました</text:p>
          </table:table-cell>
        </table:table-row>
      </table:table>
      <table:named-expressions/>
      <table:database-ranges>
        <table:database-range table:name="__Anonymous_Sheet_DB__2" table:target-range-address="Sheet3.A1:Sheet3.B6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/00/00</text:date>, <text:time style:data-style-name="N2" text:time-value="23:26:16.65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9:24:10.715000000</meta:creation-date>
    <dc:date>2020-04-01T00:25:57.605000000</dc:date>
    <meta:editing-duration>PT6H8M2S</meta:editing-duration>
    <meta:editing-cycles>5</meta:editing-cycles>
    <meta:generator>LibreOffice/6.2.7.1$Windows_X86_64 LibreOffice_project/23edc44b61b830b7d749943e020e96f5a7df63bf</meta:generator>
    <meta:document-statistic meta:table-count="3" meta:cell-count="4365" meta:object-count="0"/>
  </office:meta>
</office:document-meta>
</file>